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091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3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 style:data-style-name="N61"/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7669in" svg:height="3.8063in" svg:x="15.3846in" svg:y="0.5858in">
            <draw:object draw:notify-on-update-of-ranges="Sheet1.L7:Sheet1.L10 Sheet1.M3:Sheet1.M6 Sheet1.I3:Sheet1.I3 Sheet1.L3:Sheet1.L6 Sheet1.M7:Sheet1.M10 Sheet1.I10:Sheet1.I10 Sheet1.L7:Sheet1.L10 Sheet1.M31:Sheet1.M34 Sheet1.I31:Sheet1.I31 Sheet1.L31:Sheet1.L34 Sheet1.M38:Sheet1.M41 Sheet1.I38:Sheet1.I38 Sheet1.L38:Sheet1.L41 Sheet1.M45:Sheet1.M48 Sheet1.I46:Sheet1.I46 Sheet1.L45:Sheet1.L48 Sheet1.M17:Sheet1.M20 Sheet1.I17:Sheet1.I17 Sheet1.L17:Sheet1.L20 Sheet1.M24:Sheet1.M27 Sheet1.I24:Sheet1.I24 Sheet1.L24:Sheet1.L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7669in" svg:height="3.8063in" svg:x="15.3768in" svg:y="5.1551in">
            <draw:object draw:notify-on-update-of-ranges="Sheet1.M3:Sheet1.M6 Sheet1.I3:Sheet1.I3 Sheet1.F3:Sheet1.F6 Sheet1.M7:Sheet1.M10 Sheet1.I10:Sheet1.I10 Sheet1.F7:Sheet1.F10 Sheet1.M31:Sheet1.M34 Sheet1.I31:Sheet1.I31 Sheet1.F31:Sheet1.F34 Sheet1.M38:Sheet1.M41 Sheet1.I38:Sheet1.I38 Sheet1.F38:Sheet1.F41 Sheet1.M45:Sheet1.M48 Sheet1.I45:Sheet1.I45 Sheet1.F45:Sheet1.F48 Sheet1.M17:Sheet1.M20 Sheet1.I17:Sheet1.I17 Sheet1.F17:Sheet1.F20 Sheet1.M24:Sheet1.M27 Sheet1.I24:Sheet1.I24 Sheet1.F24:Sheet1.F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7669in" svg:height="3.8063in" svg:x="15.5394in" svg:y="10.1331in">
            <draw:object draw:notify-on-update-of-ranges="Sheet1.M3:Sheet1.M6 Sheet1.I3:Sheet1.I3 Sheet1.H3:Sheet1.H6 Sheet1.M7:Sheet1.M10 Sheet1.I10:Sheet1.I10 Sheet1.H7:Sheet1.H10 Sheet1.M31:Sheet1.M34 Sheet1.I31:Sheet1.I31 Sheet1.H31:Sheet1.H34 Sheet1.M38:Sheet1.M41 Sheet1.I38:Sheet1.I38 Sheet1.H38:Sheet1.H41 Sheet1.M45:Sheet1.M48 Sheet1.I45:Sheet1.I45 Sheet1.H45:Sheet1.H48 Sheet1.M17:Sheet1.M20 Sheet1.I17:Sheet1.I17 Sheet1.H17:Sheet1.H20 Sheet1.M24:Sheet1.M27 Sheet1.I24:Sheet1.I24 Sheet1.H24:Sheet1.H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7669in" svg:height="3.8063in" svg:x="22.8449in" svg:y="10.2067in">
            <draw:object draw:notify-on-update-of-ranges="Sheet1.M3:Sheet1.M6 Sheet1.I3:Sheet1.I3 Sheet1.H3:Sheet1.H6 Sheet1.M7:Sheet1.M10 Sheet1.I10:Sheet1.I10 Sheet1.H7:Sheet1.H10 Sheet1.M31:Sheet1.M34 Sheet1.I31:Sheet1.I31 Sheet1.H31:Sheet1.H34 Sheet1.M38:Sheet1.M41 Sheet1.I38:Sheet1.I38 Sheet1.H38:Sheet1.H41 Sheet1.M45:Sheet1.M48 Sheet1.I45:Sheet1.I45 Sheet1.H45:Sheet1.H48 Sheet1.M17:Sheet1.M20 Sheet1.I17:Sheet1.I17 Sheet1.H17:Sheet1.H20 Sheet1.M24:Sheet1.M27 Sheet1.I24:Sheet1.I24 Sheet1.H24:Sheet1.H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7669in" svg:height="3.8063in" svg:x="22.8209in" svg:y="0.5752in">
            <draw:object draw:notify-on-update-of-ranges="Sheet1.L7:Sheet1.L10 Sheet1.M3:Sheet1.M6 Sheet1.I3:Sheet1.I3 Sheet1.L3:Sheet1.L6 Sheet1.M7:Sheet1.M10 Sheet1.I10:Sheet1.I10 Sheet1.L7:Sheet1.L10 Sheet1.M31:Sheet1.M34 Sheet1.I31:Sheet1.I31 Sheet1.L31:Sheet1.L34 Sheet1.M38:Sheet1.M41 Sheet1.I38:Sheet1.I38 Sheet1.L38:Sheet1.L41 Sheet1.M45:Sheet1.M48 Sheet1.I46:Sheet1.I46 Sheet1.L45:Sheet1.L48 Sheet1.M17:Sheet1.M20 Sheet1.I17:Sheet1.I17 Sheet1.L17:Sheet1.L20 Sheet1.M24:Sheet1.M27 Sheet1.I24:Sheet1.I24 Sheet1.L24:Sheet1.L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7669in" svg:height="3.8063in" svg:x="22.8685in" svg:y="5.2079in">
            <draw:object draw:notify-on-update-of-ranges="Sheet1.M3:Sheet1.M6 Sheet1.I3:Sheet1.I3 Sheet1.F3:Sheet1.F6 Sheet1.M7:Sheet1.M10 Sheet1.I10:Sheet1.I10 Sheet1.F7:Sheet1.F10 Sheet1.M31:Sheet1.M34 Sheet1.I31:Sheet1.I31 Sheet1.F31:Sheet1.F34 Sheet1.M38:Sheet1.M41 Sheet1.I38:Sheet1.I38 Sheet1.F38:Sheet1.F41 Sheet1.M45:Sheet1.M48 Sheet1.I45:Sheet1.I45 Sheet1.F45:Sheet1.F48 Sheet1.M17:Sheet1.M20 Sheet1.I17:Sheet1.I17 Sheet1.F17:Sheet1.F20 Sheet1.M24:Sheet1.M27 Sheet1.I24:Sheet1.I24 Sheet1.F24:Sheet1.F2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number-columns-repeated="2" table:default-cell-style-name="Default"/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data set name</text:p>
          </table:table-cell>
          <table:table-cell office:value-type="string" calcext:value-type="string">
            <text:p>true radius (mm):</text:p>
          </table:table-cell>
          <table:table-cell table:style-name="Default" office:value-type="string" calcext:value-type="string">
            <text:p>Difference in mm</text:p>
          </table:table-cell>
          <table:table-cell office:value-type="string" calcext:value-type="string">
            <text:p>absolute difference in 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/beton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std_dev</text:p>
          </table:table-cell>
          <table:table-cell table:style-name="ce2" office:value-type="float" office:value="8.41120960009165E-017" calcext:value-type="float">
            <text:p>8.41E-17</text:p>
          </table:table-cell>
          <table:table-cell office:value-type="string" calcext:value-type="string">
            <text:p><text:s/>fps</text:p>
          </table:table-cell>
          <table:table-cell office:value-type="float" office:value="1.81385134672291" calcext:value-type="float">
            <text:p>1.81385134672291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3]*1000)-[.J3]" office:value-type="float" office:value="2.00000000000009" calcext:value-type="float">
            <text:p>2.0</text:p>
          </table:table-cell>
          <table:table-cell table:formula="of:=ABS([.K3])" office:value-type="float" office:value="2.00000000000009" calcext:value-type="float">
            <text:p>2.00000000000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beton_200/fps45_exp_100</text:p>
          </table:table-cell>
          <table:table-cell office:value-type="string" calcext:value-type="string">
            <text:p><text:s/>r</text:p>
          </table:table-cell>
          <table:table-cell office:value-type="float" office:value="0.0942" calcext:value-type="float">
            <text:p>0.0942</text:p>
          </table:table-cell>
          <table:table-cell office:value-type="string" calcext:value-type="string">
            <text:p><text:s/>std_dev</text:p>
          </table:table-cell>
          <table:table-cell office:value-type="float" office:value="0.00672794962246663" calcext:value-type="float">
            <text:p>0.006727949622467</text:p>
          </table:table-cell>
          <table:table-cell office:value-type="string" calcext:value-type="string">
            <text:p><text:s/>fps</text:p>
          </table:table-cell>
          <table:table-cell office:value-type="float" office:value="1.77746391658035" calcext:value-type="float">
            <text:p>1.77746391658035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4]*1000)-[.J4]" office:value-type="float" office:value="-3.8" calcext:value-type="float">
            <text:p>-3.8</text:p>
          </table:table-cell>
          <table:table-cell table:formula="of:=ABS([.K4])"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beton_200/fps45_exp_50</text:p>
          </table:table-cell>
          <table:table-cell office:value-type="string" calcext:value-type="string">
            <text:p><text:s/>r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/>std_dev</text:p>
          </table:table-cell>
          <table:table-cell office:value-type="float" office:value="0.00832993127835042" calcext:value-type="float">
            <text:p>0.00832993127835</text:p>
          </table:table-cell>
          <table:table-cell office:value-type="string" calcext:value-type="string">
            <text:p><text:s/>fps</text:p>
          </table:table-cell>
          <table:table-cell office:value-type="float" office:value="2.2187684450854" calcext:value-type="float">
            <text:p>2.2187684450854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5]*1000)-[.J5]" office:value-type="float" office:value="-8" calcext:value-type="float">
            <text:p>-8.0</text:p>
          </table:table-cell>
          <table:table-cell table:formula="of:=ABS([.K5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beton_200/fps45_exp_500</text:p>
          </table:table-cell>
          <table:table-cell office:value-type="string" calcext:value-type="string">
            <text:p><text:s/>r</text:p>
          </table:table-cell>
          <table:table-cell office:value-type="float" office:value="0.1002" calcext:value-type="float">
            <text:p>0.1002</text:p>
          </table:table-cell>
          <table:table-cell office:value-type="string" calcext:value-type="string">
            <text:p><text:s/>std_dev</text:p>
          </table:table-cell>
          <table:table-cell office:value-type="float" office:value="0.0014142135623731" calcext:value-type="float">
            <text:p>0.001414213562373</text:p>
          </table:table-cell>
          <table:table-cell office:value-type="string" calcext:value-type="string">
            <text:p><text:s/>fps</text:p>
          </table:table-cell>
          <table:table-cell office:value-type="float" office:value="1.60022044052333" calcext:value-type="float">
            <text:p>1.60022044052333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6]*1000)-[.J6]" office:value-type="float" office:value="2.20000000000007" calcext:value-type="float">
            <text:p>2.2</text:p>
          </table:table-cell>
          <table:table-cell table:formula="of:=ABS([.K6])" office:value-type="float" office:value="2.20000000000007" calcext:value-type="float">
            <text:p>2.2000000000000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dry_pvc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202" calcext:value-type="float">
            <text:p>0.1202</text:p>
          </table:table-cell>
          <table:table-cell office:value-type="string" calcext:value-type="string">
            <text:p><text:s/>std_dev</text:p>
          </table:table-cell>
          <table:table-cell office:value-type="float" office:value="0.00141421356237309" calcext:value-type="float">
            <text:p>0.001414213562373</text:p>
          </table:table-cell>
          <table:table-cell office:value-type="string" calcext:value-type="string">
            <text:p><text:s/>fps</text:p>
          </table:table-cell>
          <table:table-cell office:value-type="float" office:value="1.1932655788549" calcext:value-type="float">
            <text:p>1.1932655788549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0]*1000)-[.J10]" office:value-type="float" office:value="25.2" calcext:value-type="float">
            <text:p>25.2</text:p>
          </table:table-cell>
          <table:table-cell table:formula="of:=ABS([.K10])" office:value-type="float" office:value="25.2" calcext:value-type="float">
            <text:p>25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dry_pvc_200/fps45_exp_100</text:p>
          </table:table-cell>
          <table:table-cell office:value-type="string" calcext:value-type="string">
            <text:p><text:s/>r</text:p>
          </table:table-cell>
          <table:table-cell office:value-type="float" office:value="0.1274" calcext:value-type="float">
            <text:p>0.1274</text:p>
          </table:table-cell>
          <table:table-cell office:value-type="string" calcext:value-type="string">
            <text:p><text:s/>std_dev</text:p>
          </table:table-cell>
          <table:table-cell office:value-type="float" office:value="0.00443087497693452" calcext:value-type="float">
            <text:p>0.004430874976935</text:p>
          </table:table-cell>
          <table:table-cell office:value-type="string" calcext:value-type="string">
            <text:p><text:s/>fps</text:p>
          </table:table-cell>
          <table:table-cell office:value-type="float" office:value="1.32720665228008" calcext:value-type="float">
            <text:p>1.32720665228008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1]*1000)-[.J11]" office:value-type="float" office:value="32.4000000000001" calcext:value-type="float">
            <text:p>32.4</text:p>
          </table:table-cell>
          <table:table-cell table:formula="of:=ABS([.K11])" office:value-type="float" office:value="32.4000000000001" calcext:value-type="float">
            <text:p>32.4000000000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dry_pvc_200/fps45_exp_50</text:p>
          </table:table-cell>
          <table:table-cell office:value-type="string" calcext:value-type="string">
            <text:p><text:s/>r</text:p>
          </table:table-cell>
          <table:table-cell office:value-type="float" office:value="0.1292" calcext:value-type="float">
            <text:p>0.1292</text:p>
          </table:table-cell>
          <table:table-cell office:value-type="string" calcext:value-type="string">
            <text:p><text:s/>std_dev</text:p>
          </table:table-cell>
          <table:table-cell office:value-type="float" office:value="0.0027404751561787" calcext:value-type="float">
            <text:p>0.002740475156179</text:p>
          </table:table-cell>
          <table:table-cell office:value-type="string" calcext:value-type="string">
            <text:p><text:s/>fps</text:p>
          </table:table-cell>
          <table:table-cell office:value-type="float" office:value="1.7419469180942" calcext:value-type="float">
            <text:p>1.7419469180942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2]*1000)-[.J12]" office:value-type="float" office:value="34.2000000000001" calcext:value-type="float">
            <text:p>34.2</text:p>
          </table:table-cell>
          <table:table-cell table:formula="of:=ABS([.K12])" office:value-type="float" office:value="34.2000000000001" calcext:value-type="float">
            <text:p>34.2000000000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dry_pvc_200/fps45_exp_500</text:p>
          </table:table-cell>
          <table:table-cell office:value-type="string" calcext:value-type="string">
            <text:p><text:s/>r</text:p>
          </table:table-cell>
          <table:table-cell office:value-type="float" office:value="0.1296" calcext:value-type="float">
            <text:p>0.1296</text:p>
          </table:table-cell>
          <table:table-cell office:value-type="string" calcext:value-type="string">
            <text:p><text:s/>std_dev</text:p>
          </table:table-cell>
          <table:table-cell office:value-type="float" office:value="0.00197948663722157" calcext:value-type="float">
            <text:p>0.001979486637222</text:p>
          </table:table-cell>
          <table:table-cell office:value-type="string" calcext:value-type="string">
            <text:p><text:s/>fps</text:p>
          </table:table-cell>
          <table:table-cell office:value-type="float" office:value="1.10262951190555" calcext:value-type="float">
            <text:p>1.10262951190555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3]*1000)-[.J13]" office:value-type="float" office:value="34.6000000000001" calcext:value-type="float">
            <text:p>34.6</text:p>
          </table:table-cell>
          <table:table-cell table:formula="of:=ABS([.K13])" office:value-type="float" office:value="34.6000000000001" calcext:value-type="float">
            <text:p>34.60000000000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dry_pvc_400_long_center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98" calcext:value-type="float">
            <text:p>0.2098</text:p>
          </table:table-cell>
          <table:table-cell office:value-type="string" calcext:value-type="string">
            <text:p><text:s/>std_dev</text:p>
          </table:table-cell>
          <table:table-cell office:value-type="float" office:value="0.00141421356237309" calcext:value-type="float">
            <text:p>0.001414213562373</text:p>
          </table:table-cell>
          <table:table-cell office:value-type="string" calcext:value-type="string">
            <text:p><text:s/>fps</text:p>
          </table:table-cell>
          <table:table-cell office:value-type="float" office:value="1.08713058615802" calcext:value-type="float">
            <text:p>1.08713058615802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7]*1000)-[.J17]" office:value-type="float" office:value="21.8000000000001" calcext:value-type="float">
            <text:p>21.8</text:p>
          </table:table-cell>
          <table:table-cell table:formula="of:=ABS([.K17])" office:value-type="float" office:value="21.8000000000001" calcext:value-type="float">
            <text:p>21.8000000000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dry_pvc_400_long_center/fps45_exp_100</text:p>
          </table:table-cell>
          <table:table-cell office:value-type="string" calcext:value-type="string">
            <text:p><text:s/>r</text:p>
          </table:table-cell>
          <table:table-cell office:value-type="float" office:value="0.2114" calcext:value-type="float">
            <text:p>0.2114</text:p>
          </table:table-cell>
          <table:table-cell office:value-type="string" calcext:value-type="string">
            <text:p><text:s/>std_dev</text:p>
          </table:table-cell>
          <table:table-cell office:value-type="float" office:value="0.0126184186725563" calcext:value-type="float">
            <text:p>0.012618418672556</text:p>
          </table:table-cell>
          <table:table-cell office:value-type="string" calcext:value-type="string">
            <text:p><text:s/>fps</text:p>
          </table:table-cell>
          <table:table-cell office:value-type="float" office:value="2.73076380790004" calcext:value-type="float">
            <text:p>2.73076380790004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8]*1000)-[.J18]" office:value-type="float" office:value="23.4000000000001" calcext:value-type="float">
            <text:p>23.4</text:p>
          </table:table-cell>
          <table:table-cell table:formula="of:=ABS([.K18])" office:value-type="float" office:value="23.4000000000001" calcext:value-type="float">
            <text:p>23.4000000000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dry_pvc_400_long_center/fps45_exp_50</text:p>
          </table:table-cell>
          <table:table-cell office:value-type="string" calcext:value-type="string">
            <text:p><text:s/>r</text:p>
          </table:table-cell>
          <table:table-cell office:value-type="float" office:value="0.2154" calcext:value-type="float">
            <text:p>0.2154</text:p>
          </table:table-cell>
          <table:table-cell office:value-type="string" calcext:value-type="string">
            <text:p><text:s/>std_dev</text:p>
          </table:table-cell>
          <table:table-cell office:value-type="float" office:value="0.0761901488088204" calcext:value-type="float">
            <text:p>0.07619014880882</text:p>
          </table:table-cell>
          <table:table-cell office:value-type="string" calcext:value-type="string">
            <text:p><text:s/>fps</text:p>
          </table:table-cell>
          <table:table-cell office:value-type="float" office:value="6.25455431716535" calcext:value-type="float">
            <text:p>6.25455431716535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9]*1000)-[.J19]" office:value-type="float" office:value="27.3999999999999" calcext:value-type="float">
            <text:p>27.4</text:p>
          </table:table-cell>
          <table:table-cell table:formula="of:=ABS([.K19])" office:value-type="float" office:value="27.3999999999999" calcext:value-type="float">
            <text:p>27.3999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dry_pvc_400_long_center/fps45_exp_500</text:p>
          </table:table-cell>
          <table:table-cell office:value-type="string" calcext:value-type="string">
            <text:p><text:s/>r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/>std_dev</text:p>
          </table:table-cell>
          <table:table-cell office:value-type="float" office:value="0.00202030508910442" calcext:value-type="float">
            <text:p>0.002020305089104</text:p>
          </table:table-cell>
          <table:table-cell office:value-type="string" calcext:value-type="string">
            <text:p><text:s/>fps</text:p>
          </table:table-cell>
          <table:table-cell office:value-type="float" office:value="1.1291383744769" calcext:value-type="float">
            <text:p>1.1291383744769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20]*1000)-[.J20]" office:value-type="float" office:value="22.0000000000001" calcext:value-type="float">
            <text:p>22.0</text:p>
          </table:table-cell>
          <table:table-cell table:formula="of:=ABS([.K20])" office:value-type="float" office:value="22.0000000000001" calcext:value-type="float">
            <text:p>22.00000000000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Sand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94" calcext:value-type="float">
            <text:p>0.1094</text:p>
          </table:table-cell>
          <table:table-cell office:value-type="string" calcext:value-type="string">
            <text:p><text:s/>std_dev</text:p>
          </table:table-cell>
          <table:table-cell office:value-type="float" office:value="0.00239897937482095" calcext:value-type="float">
            <text:p>0.002398979374821</text:p>
          </table:table-cell>
          <table:table-cell office:value-type="string" calcext:value-type="string">
            <text:p><text:s/>fps</text:p>
          </table:table-cell>
          <table:table-cell office:value-type="float" office:value="1.0563940927359" calcext:value-type="float">
            <text:p>1.0563940927359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4]*1000)-[.J24]" office:value-type="float" office:value="14.3999999999999" calcext:value-type="float">
            <text:p>14.4</text:p>
          </table:table-cell>
          <table:table-cell table:formula="of:=ABS([.K24])" office:value-type="float" office:value="14.3999999999999" calcext:value-type="float">
            <text:p>14.399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Sand_1/fps45_exp_100</text:p>
          </table:table-cell>
          <table:table-cell office:value-type="string" calcext:value-type="string">
            <text:p><text:s/>r</text:p>
          </table:table-cell>
          <table:table-cell office:value-type="float" office:value="0.1104" calcext:value-type="float">
            <text:p>0.1104</text:p>
          </table:table-cell>
          <table:table-cell office:value-type="string" calcext:value-type="string">
            <text:p><text:s/>std_dev</text:p>
          </table:table-cell>
          <table:table-cell office:value-type="float" office:value="0.00197948663722157" calcext:value-type="float">
            <text:p>0.001979486637222</text:p>
          </table:table-cell>
          <table:table-cell office:value-type="string" calcext:value-type="string">
            <text:p><text:s/>fps</text:p>
          </table:table-cell>
          <table:table-cell office:value-type="float" office:value="1.22190105120388" calcext:value-type="float">
            <text:p>1.22190105120388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5]*1000)-[.J25]" office:value-type="float" office:value="15.3999999999999" calcext:value-type="float">
            <text:p>15.4</text:p>
          </table:table-cell>
          <table:table-cell table:formula="of:=ABS([.K25])" office:value-type="float" office:value="15.3999999999999" calcext:value-type="float">
            <text:p>15.39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Sand_1/fps45_exp_50</text:p>
          </table:table-cell>
          <table:table-cell office:value-type="string" calcext:value-type="string">
            <text:p><text:s/>r</text:p>
          </table:table-cell>
          <table:table-cell office:value-type="float" office:value="0.1008" calcext:value-type="float">
            <text:p>0.1008</text:p>
          </table:table-cell>
          <table:table-cell office:value-type="string" calcext:value-type="string">
            <text:p><text:s/>std_dev</text:p>
          </table:table-cell>
          <table:table-cell office:value-type="float" office:value="0.0161422250192292" calcext:value-type="float">
            <text:p>0.016142225019229</text:p>
          </table:table-cell>
          <table:table-cell office:value-type="string" calcext:value-type="string">
            <text:p><text:s/>fps</text:p>
          </table:table-cell>
          <table:table-cell office:value-type="float" office:value="1.66867912128777" calcext:value-type="float">
            <text:p>1.66867912128777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6]*1000)-[.J26]" office:value-type="float" office:value="5.8" calcext:value-type="float">
            <text:p>5.8</text:p>
          </table:table-cell>
          <table:table-cell table:formula="of:=ABS([.K26])"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Sand_1/fps45_exp_500</text:p>
          </table:table-cell>
          <table:table-cell office:value-type="string" calcext:value-type="string">
            <text:p><text:s/>r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std_dev</text:p>
          </table:table-cell>
          <table:table-cell table:style-name="ce2" office:value-type="float" office:value="1.12149461334555E-016" calcext:value-type="float">
            <text:p>1.12E-16</text:p>
          </table:table-cell>
          <table:table-cell office:value-type="string" calcext:value-type="string">
            <text:p><text:s/>fps</text:p>
          </table:table-cell>
          <table:table-cell office:value-type="float" office:value="1.08738874270957" calcext:value-type="float">
            <text:p>1.08738874270957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7]*1000)-[.J27]" office:value-type="float" office:value="14.9999999999999" calcext:value-type="float">
            <text:p>15.0</text:p>
          </table:table-cell>
          <table:table-cell table:formula="of:=ABS([.K27])" office:value-type="float" office:value="14.9999999999999" calcext:value-type="float">
            <text:p>14.99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water_5/fps10_exp_1000</text:p>
          </table:table-cell>
          <table:table-cell office:value-type="string" calcext:value-type="string">
            <text:p><text:s/>r</text:p>
          </table:table-cell>
          <table:table-cell office:value-type="float" office:value="0.0744" calcext:value-type="float">
            <text:p>0.0744</text:p>
          </table:table-cell>
          <table:table-cell office:value-type="string" calcext:value-type="string">
            <text:p><text:s/>std_dev</text:p>
          </table:table-cell>
          <table:table-cell office:value-type="float" office:value="0.00540596797954986" calcext:value-type="float">
            <text:p>0.00540596797955</text:p>
          </table:table-cell>
          <table:table-cell office:value-type="string" calcext:value-type="string">
            <text:p><text:s/>fps</text:p>
          </table:table-cell>
          <table:table-cell office:value-type="float" office:value="1.92951706262265" calcext:value-type="float">
            <text:p>1.92951706262265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1]*1000)-[.J31]" office:value-type="float" office:value="-20.6" calcext:value-type="float">
            <text:p>-20.6</text:p>
          </table:table-cell>
          <table:table-cell table:formula="of:=ABS([.K31])" office:value-type="float" office:value="20.6" calcext:value-type="float">
            <text:p>20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water_5/fps45_exp_100</text:p>
          </table:table-cell>
          <table:table-cell office:value-type="string" calcext:value-type="string">
            <text:p><text:s/>r</text:p>
          </table:table-cell>
          <table:table-cell office:value-type="float" office:value="0.0842" calcext:value-type="float">
            <text:p>0.0842</text:p>
          </table:table-cell>
          <table:table-cell office:value-type="string" calcext:value-type="string">
            <text:p><text:s/>std_dev</text:p>
          </table:table-cell>
          <table:table-cell office:value-type="float" office:value="0.00537947725250363" calcext:value-type="float">
            <text:p>0.005379477252504</text:p>
          </table:table-cell>
          <table:table-cell office:value-type="string" calcext:value-type="string">
            <text:p><text:s/>fps</text:p>
          </table:table-cell>
          <table:table-cell office:value-type="float" office:value="1.95096356846586" calcext:value-type="float">
            <text:p>1.95096356846586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2]*1000)-[.J32]" office:value-type="float" office:value="-10.8" calcext:value-type="float">
            <text:p>-10.8</text:p>
          </table:table-cell>
          <table:table-cell table:formula="of:=ABS([.K32])" office:value-type="float" office:value="10.8" calcext:value-type="float">
            <text:p>1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water_5/fps45_exp_50</text:p>
          </table:table-cell>
          <table:table-cell office:value-type="string" calcext:value-type="string">
            <text:p><text:s/>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std_dev</text:p>
          </table:table-cell>
          <table:table-cell office:value-type="float" office:value="0.053908463611752" calcext:value-type="float">
            <text:p>0.053908463611752</text:p>
          </table:table-cell>
          <table:table-cell office:value-type="string" calcext:value-type="string">
            <text:p><text:s/>fps</text:p>
          </table:table-cell>
          <table:table-cell office:value-type="float" office:value="2.6068290490338" calcext:value-type="float">
            <text:p>2.6068290490338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3]*1000)-[.J33]" office:value-type="float" office:value="5" calcext:value-type="float">
            <text:p>5.0</text:p>
          </table:table-cell>
          <table:table-cell table:formula="of:=ABS([.K33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water_5/fps45_exp_500</text:p>
          </table:table-cell>
          <table:table-cell office:value-type="string" calcext:value-type="string">
            <text:p><text:s/>r</text:p>
          </table:table-cell>
          <table:table-cell office:value-type="float" office:value="0.089" calcext:value-type="float">
            <text:p>0.089</text:p>
          </table:table-cell>
          <table:table-cell office:value-type="string" calcext:value-type="string">
            <text:p><text:s/>std_dev</text:p>
          </table:table-cell>
          <table:table-cell office:value-type="float" office:value="0.00303045763365663" calcext:value-type="float">
            <text:p>0.003030457633657</text:p>
          </table:table-cell>
          <table:table-cell office:value-type="string" calcext:value-type="string">
            <text:p><text:s/>fps</text:p>
          </table:table-cell>
          <table:table-cell office:value-type="float" office:value="1.56014719729083" calcext:value-type="float">
            <text:p>1.56014719729083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4]*1000)-[.J34]" office:value-type="float" office:value="-5.99999999999999" calcext:value-type="float">
            <text:p>-6.0</text:p>
          </table:table-cell>
          <table:table-cell table:formula="of:=ABS([.K34])" office:value-type="float" office:value="5.99999999999999" calcext:value-type="float">
            <text:p>5.999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wet_pvc_4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98" calcext:value-type="float">
            <text:p>0.2098</text:p>
          </table:table-cell>
          <table:table-cell office:value-type="string" calcext:value-type="string">
            <text:p><text:s/>std_dev</text:p>
          </table:table-cell>
          <table:table-cell office:value-type="float" office:value="0.00141421356237309" calcext:value-type="float">
            <text:p>0.001414213562373</text:p>
          </table:table-cell>
          <table:table-cell office:value-type="string" calcext:value-type="string">
            <text:p><text:s/>fps</text:p>
          </table:table-cell>
          <table:table-cell office:value-type="float" office:value="1.10619958459915" calcext:value-type="float">
            <text:p>1.10619958459915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8]*1000)-[.J38]" office:value-type="float" office:value="21.8000000000001" calcext:value-type="float">
            <text:p>21.8</text:p>
          </table:table-cell>
          <table:table-cell table:formula="of:=ABS([.K38])" office:value-type="float" office:value="21.8000000000001" calcext:value-type="float">
            <text:p>21.8000000000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wet_pvc_400_middle/fps45_exp_100</text:p>
          </table:table-cell>
          <table:table-cell office:value-type="string" calcext:value-type="string">
            <text:p><text:s/>r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<text:s/>std_dev</text:p>
          </table:table-cell>
          <table:table-cell office:value-type="float" office:value="0.00814411017927954" calcext:value-type="float">
            <text:p>0.00814411017928</text:p>
          </table:table-cell>
          <table:table-cell office:value-type="string" calcext:value-type="string">
            <text:p><text:s/>fps</text:p>
          </table:table-cell>
          <table:table-cell office:value-type="float" office:value="2.3649409307187" calcext:value-type="float">
            <text:p>2.3649409307187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9]*1000)-[.J39]" office:value-type="float" office:value="23" calcext:value-type="float">
            <text:p>23.0</text:p>
          </table:table-cell>
          <table:table-cell table:formula="of:=ABS([.K39]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wet_pvc_400_middle/fps45_exp_50</text:p>
          </table:table-cell>
          <table:table-cell office:value-type="string" calcext:value-type="string">
            <text:p><text:s/>r</text:p>
          </table:table-cell>
          <table:table-cell office:value-type="float" office:value="0.2048" calcext:value-type="float">
            <text:p>0.2048</text:p>
          </table:table-cell>
          <table:table-cell office:value-type="string" calcext:value-type="string">
            <text:p><text:s/>std_dev</text:p>
          </table:table-cell>
          <table:table-cell office:value-type="float" office:value="0.014602208387635" calcext:value-type="float">
            <text:p>0.014602208387635</text:p>
          </table:table-cell>
          <table:table-cell office:value-type="string" calcext:value-type="string">
            <text:p><text:s/>fps</text:p>
          </table:table-cell>
          <table:table-cell office:value-type="float" office:value="6.32430005069628" calcext:value-type="float">
            <text:p>6.32430005069628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0]*1000)-[.J40]" office:value-type="float" office:value="16.8" calcext:value-type="float">
            <text:p>16.8</text:p>
          </table:table-cell>
          <table:table-cell table:formula="of:=ABS([.K40])"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wet_pvc_400_middle/fps45_exp_500</text:p>
          </table:table-cell>
          <table:table-cell office:value-type="string" calcext:value-type="string">
            <text:p><text:s/>r</text:p>
          </table:table-cell>
          <table:table-cell office:value-type="float" office:value="0.2094" calcext:value-type="float">
            <text:p>0.2094</text:p>
          </table:table-cell>
          <table:table-cell office:value-type="string" calcext:value-type="string">
            <text:p><text:s/>std_dev</text:p>
          </table:table-cell>
          <table:table-cell office:value-type="float" office:value="0.00239897937482095" calcext:value-type="float">
            <text:p>0.002398979374821</text:p>
          </table:table-cell>
          <table:table-cell office:value-type="string" calcext:value-type="string">
            <text:p><text:s/>fps</text:p>
          </table:table-cell>
          <table:table-cell office:value-type="float" office:value="1.53489177890673" calcext:value-type="float">
            <text:p>1.53489177890673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1]*1000)-[.J41]" office:value-type="float" office:value="21.4000000000001" calcext:value-type="float">
            <text:p>21.4</text:p>
          </table:table-cell>
          <table:table-cell table:formula="of:=ABS([.K41])" office:value-type="float" office:value="21.4000000000001" calcext:value-type="float">
            <text:p>21.40000000000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wet_pvc_5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34" calcext:value-type="float">
            <text:p>0.2634</text:p>
          </table:table-cell>
          <table:table-cell office:value-type="string" calcext:value-type="string">
            <text:p><text:s/>std_dev</text:p>
          </table:table-cell>
          <table:table-cell office:value-type="float" office:value="0.00478518120698407" calcext:value-type="float">
            <text:p>0.004785181206984</text:p>
          </table:table-cell>
          <table:table-cell office:value-type="string" calcext:value-type="string">
            <text:p><text:s/>fps</text:p>
          </table:table-cell>
          <table:table-cell office:value-type="float" office:value="1.87499397622494" calcext:value-type="float">
            <text:p>1.87499397622494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5]*1000)-[.J45]" office:value-type="float" office:value="29.4" calcext:value-type="float">
            <text:p>29.4</text:p>
          </table:table-cell>
          <table:table-cell table:formula="of:=ABS([.K45])" office:value-type="float" office:value="29.4" calcext:value-type="float">
            <text:p>29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wet_pvc_500_middle/fps45_exp_100</text:p>
          </table:table-cell>
          <table:table-cell office:value-type="string" calcext:value-type="string">
            <text:p><text:s/>r</text:p>
          </table:table-cell>
          <table:table-cell office:value-type="float" office:value="0.2666" calcext:value-type="float">
            <text:p>0.2666</text:p>
          </table:table-cell>
          <table:table-cell office:value-type="string" calcext:value-type="string">
            <text:p><text:s/>std_dev</text:p>
          </table:table-cell>
          <table:table-cell office:value-type="float" office:value="0.0117125434244398" calcext:value-type="float">
            <text:p>0.01171254342444</text:p>
          </table:table-cell>
          <table:table-cell office:value-type="string" calcext:value-type="string">
            <text:p><text:s/>fps</text:p>
          </table:table-cell>
          <table:table-cell office:value-type="float" office:value="3.59995706456847" calcext:value-type="float">
            <text:p>3.59995706456847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6]*1000)-[.J46]" office:value-type="float" office:value="32.5999999999999" calcext:value-type="float">
            <text:p>32.6</text:p>
          </table:table-cell>
          <table:table-cell table:formula="of:=ABS([.K46])" office:value-type="float" office:value="32.5999999999999" calcext:value-type="float">
            <text:p>32.59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wet_pvc_500_middle/fps45_exp_50</text:p>
          </table:table-cell>
          <table:table-cell office:value-type="string" calcext:value-type="string">
            <text:p><text:s/>r</text:p>
          </table:table-cell>
          <table:table-cell office:value-type="float" office:value="0.1918" calcext:value-type="float">
            <text:p>0.1918</text:p>
          </table:table-cell>
          <table:table-cell office:value-type="string" calcext:value-type="string">
            <text:p><text:s/>std_dev</text:p>
          </table:table-cell>
          <table:table-cell office:value-type="float" office:value="0.0232721257459368" calcext:value-type="float">
            <text:p>0.023272125745937</text:p>
          </table:table-cell>
          <table:table-cell office:value-type="string" calcext:value-type="string">
            <text:p><text:s/>fps</text:p>
          </table:table-cell>
          <table:table-cell office:value-type="float" office:value="10.5570671824304" calcext:value-type="float">
            <text:p>10.5570671824304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7]*1000)-[.J47]" office:value-type="float" office:value="-42.2" calcext:value-type="float">
            <text:p>-42.2</text:p>
          </table:table-cell>
          <table:table-cell table:formula="of:=ABS([.K47])" office:value-type="float" office:value="42.2" calcext:value-type="float">
            <text:p>4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wet_pvc_500_middle/fps45_exp_500</text:p>
          </table:table-cell>
          <table:table-cell office:value-type="string" calcext:value-type="string">
            <text:p><text:s/>r</text:p>
          </table:table-cell>
          <table:table-cell office:value-type="float" office:value="0.2688" calcext:value-type="float">
            <text:p>0.2688</text:p>
          </table:table-cell>
          <table:table-cell office:value-type="string" calcext:value-type="string">
            <text:p><text:s/>std_dev</text:p>
          </table:table-cell>
          <table:table-cell office:value-type="float" office:value="0.00435187034620795" calcext:value-type="float">
            <text:p>0.004351870346208</text:p>
          </table:table-cell>
          <table:table-cell office:value-type="string" calcext:value-type="string">
            <text:p><text:s/>fps</text:p>
          </table:table-cell>
          <table:table-cell office:value-type="float" office:value="1.75422634392502" calcext:value-type="float">
            <text:p>1.75422634392502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8]*1000)-[.J48]" office:value-type="float" office:value="34.7999999999998" calcext:value-type="float">
            <text:p>34.8</text:p>
          </table:table-cell>
          <table:table-cell table:formula="of:=ABS([.K48])" office:value-type="float" office:value="34.7999999999998" calcext:value-type="float">
            <text:p>34.79999999999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../data/beton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2488" calcext:value-type="float">
            <text:p>0.102488</text:p>
          </table:table-cell>
          <table:table-cell office:value-type="string" calcext:value-type="string">
            <text:p><text:s/>std_dev</text:p>
          </table:table-cell>
          <table:table-cell office:value-type="float" office:value="0.000231434" calcext:value-type="float">
            <text:p>0.000231434</text:p>
          </table:table-cell>
          <table:table-cell office:value-type="string" calcext:value-type="string">
            <text:p><text:s/>fps</text:p>
          </table:table-cell>
          <table:table-cell office:value-type="float" office:value="2.67809" calcext:value-type="float">
            <text:p>2.6780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beton_200/fps45_exp_100</text:p>
          </table:table-cell>
          <table:table-cell office:value-type="string" calcext:value-type="string">
            <text:p><text:s/>r</text:p>
          </table:table-cell>
          <table:table-cell office:value-type="float" office:value="0.101414" calcext:value-type="float">
            <text:p>0.101414</text:p>
          </table:table-cell>
          <table:table-cell office:value-type="string" calcext:value-type="string">
            <text:p><text:s/>std_dev</text:p>
          </table:table-cell>
          <table:table-cell office:value-type="float" office:value="0.000454656" calcext:value-type="float">
            <text:p>0.000454656</text:p>
          </table:table-cell>
          <table:table-cell office:value-type="string" calcext:value-type="string">
            <text:p><text:s/>fps</text:p>
          </table:table-cell>
          <table:table-cell office:value-type="float" office:value="2.74078" calcext:value-type="float">
            <text:p>2.7407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beton_200/fps45_exp_50</text:p>
          </table:table-cell>
          <table:table-cell office:value-type="string" calcext:value-type="string">
            <text:p><text:s/>r</text:p>
          </table:table-cell>
          <table:table-cell office:value-type="float" office:value="0.10123" calcext:value-type="float">
            <text:p>0.10123</text:p>
          </table:table-cell>
          <table:table-cell office:value-type="string" calcext:value-type="string">
            <text:p><text:s/>std_dev</text:p>
          </table:table-cell>
          <table:table-cell office:value-type="float" office:value="0.00145992" calcext:value-type="float">
            <text:p>0.00145992</text:p>
          </table:table-cell>
          <table:table-cell office:value-type="string" calcext:value-type="string">
            <text:p><text:s/>fps</text:p>
          </table:table-cell>
          <table:table-cell office:value-type="float" office:value="2.97761" calcext:value-type="float">
            <text:p>2.9776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beton_200/fps45_exp_500</text:p>
          </table:table-cell>
          <table:table-cell office:value-type="string" calcext:value-type="string">
            <text:p><text:s/>r</text:p>
          </table:table-cell>
          <table:table-cell office:value-type="float" office:value="0.101698" calcext:value-type="float">
            <text:p>0.101698</text:p>
          </table:table-cell>
          <table:table-cell office:value-type="string" calcext:value-type="string">
            <text:p><text:s/>std_dev</text:p>
          </table:table-cell>
          <table:table-cell office:value-type="float" office:value="0.000174753" calcext:value-type="float">
            <text:p>0.000174753</text:p>
          </table:table-cell>
          <table:table-cell office:value-type="string" calcext:value-type="string">
            <text:p><text:s/>fps</text:p>
          </table:table-cell>
          <table:table-cell office:value-type="float" office:value="2.58799" calcext:value-type="float">
            <text:p>2.5879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dry_pvc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3739" calcext:value-type="float">
            <text:p>0.113739</text:p>
          </table:table-cell>
          <table:table-cell office:value-type="string" calcext:value-type="string">
            <text:p><text:s/>std_dev</text:p>
          </table:table-cell>
          <table:table-cell office:value-type="float" office:value="0.000221991" calcext:value-type="float">
            <text:p>0.000221991</text:p>
          </table:table-cell>
          <table:table-cell office:value-type="string" calcext:value-type="string">
            <text:p><text:s/>fps</text:p>
          </table:table-cell>
          <table:table-cell office:value-type="float" office:value="2.9462" calcext:value-type="float">
            <text:p>2.946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dry_pvc_200/fps45_exp_100</text:p>
          </table:table-cell>
          <table:table-cell office:value-type="string" calcext:value-type="string">
            <text:p><text:s/>r</text:p>
          </table:table-cell>
          <table:table-cell office:value-type="float" office:value="0.114487" calcext:value-type="float">
            <text:p>0.114487</text:p>
          </table:table-cell>
          <table:table-cell office:value-type="string" calcext:value-type="string">
            <text:p><text:s/>std_dev</text:p>
          </table:table-cell>
          <table:table-cell office:value-type="float" office:value="0.00108631" calcext:value-type="float">
            <text:p>0.00108631</text:p>
          </table:table-cell>
          <table:table-cell office:value-type="string" calcext:value-type="string">
            <text:p><text:s/>fps</text:p>
          </table:table-cell>
          <table:table-cell office:value-type="float" office:value="3.03711" calcext:value-type="float">
            <text:p>3.0371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dry_pvc_200/fps45_exp_50</text:p>
          </table:table-cell>
          <table:table-cell office:value-type="string" calcext:value-type="string">
            <text:p><text:s/>r</text:p>
          </table:table-cell>
          <table:table-cell office:value-type="float" office:value="0.113159" calcext:value-type="float">
            <text:p>0.113159</text:p>
          </table:table-cell>
          <table:table-cell office:value-type="string" calcext:value-type="string">
            <text:p><text:s/>std_dev</text:p>
          </table:table-cell>
          <table:table-cell office:value-type="float" office:value="0.00270231" calcext:value-type="float">
            <text:p>0.00270231</text:p>
          </table:table-cell>
          <table:table-cell office:value-type="string" calcext:value-type="string">
            <text:p><text:s/>fps</text:p>
          </table:table-cell>
          <table:table-cell office:value-type="float" office:value="3.38845" calcext:value-type="float">
            <text:p>3.3884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dry_pvc_200/fps45_exp_500</text:p>
          </table:table-cell>
          <table:table-cell office:value-type="string" calcext:value-type="string">
            <text:p><text:s/>r</text:p>
          </table:table-cell>
          <table:table-cell office:value-type="float" office:value="0.11445" calcext:value-type="float">
            <text:p>0.11445</text:p>
          </table:table-cell>
          <table:table-cell office:value-type="string" calcext:value-type="string">
            <text:p><text:s/>std_dev</text:p>
          </table:table-cell>
          <table:table-cell office:value-type="float" office:value="0.000414322" calcext:value-type="float">
            <text:p>0.000414322</text:p>
          </table:table-cell>
          <table:table-cell office:value-type="string" calcext:value-type="string">
            <text:p><text:s/>fps</text:p>
          </table:table-cell>
          <table:table-cell office:value-type="float" office:value="2.9577" calcext:value-type="float">
            <text:p>2.957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dry_pvc_400_long_center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8109" calcext:value-type="float">
            <text:p>0.208109</text:p>
          </table:table-cell>
          <table:table-cell office:value-type="string" calcext:value-type="string">
            <text:p><text:s/>std_dev</text:p>
          </table:table-cell>
          <table:table-cell office:value-type="float" office:value="0.000971209" calcext:value-type="float">
            <text:p>0.000971209</text:p>
          </table:table-cell>
          <table:table-cell office:value-type="string" calcext:value-type="string">
            <text:p><text:s/>fps</text:p>
          </table:table-cell>
          <table:table-cell office:value-type="float" office:value="4.38366" calcext:value-type="float">
            <text:p>4.3836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dry_pvc_400_long_center/fps45_exp_100</text:p>
          </table:table-cell>
          <table:table-cell office:value-type="string" calcext:value-type="string">
            <text:p><text:s/>r</text:p>
          </table:table-cell>
          <table:table-cell office:value-type="float" office:value="0.208361" calcext:value-type="float">
            <text:p>0.208361</text:p>
          </table:table-cell>
          <table:table-cell office:value-type="string" calcext:value-type="string">
            <text:p><text:s/>std_dev</text:p>
          </table:table-cell>
          <table:table-cell office:value-type="float" office:value="0.0106439" calcext:value-type="float">
            <text:p>0.0106439</text:p>
          </table:table-cell>
          <table:table-cell office:value-type="string" calcext:value-type="string">
            <text:p><text:s/>fps</text:p>
          </table:table-cell>
          <table:table-cell office:value-type="float" office:value="5.02765" calcext:value-type="float">
            <text:p>5.0276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dry_pvc_400_long_center/fps45_exp_50</text:p>
          </table:table-cell>
          <table:table-cell office:value-type="string" calcext:value-type="string">
            <text:p><text:s/>r</text:p>
          </table:table-cell>
          <table:table-cell office:value-type="float" office:value="0.126258" calcext:value-type="float">
            <text:p>0.126258</text:p>
          </table:table-cell>
          <table:table-cell office:value-type="string" calcext:value-type="string">
            <text:p><text:s/>std_dev</text:p>
          </table:table-cell>
          <table:table-cell office:value-type="float" office:value="0.0476546" calcext:value-type="float">
            <text:p>0.0476546</text:p>
          </table:table-cell>
          <table:table-cell office:value-type="string" calcext:value-type="string">
            <text:p><text:s/>fps</text:p>
          </table:table-cell>
          <table:table-cell office:value-type="float" office:value="11.374" calcext:value-type="float">
            <text:p>11.37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dry_pvc_400_long_center/fps45_exp_500</text:p>
          </table:table-cell>
          <table:table-cell office:value-type="string" calcext:value-type="string">
            <text:p><text:s/>r</text:p>
          </table:table-cell>
          <table:table-cell office:value-type="float" office:value="0.210896" calcext:value-type="float">
            <text:p>0.210896</text:p>
          </table:table-cell>
          <table:table-cell office:value-type="string" calcext:value-type="string">
            <text:p><text:s/>std_dev</text:p>
          </table:table-cell>
          <table:table-cell office:value-type="float" office:value="0.00123534" calcext:value-type="float">
            <text:p>0.00123534</text:p>
          </table:table-cell>
          <table:table-cell office:value-type="string" calcext:value-type="string">
            <text:p><text:s/>fps</text:p>
          </table:table-cell>
          <table:table-cell office:value-type="float" office:value="4.47507" calcext:value-type="float">
            <text:p>4.4750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Sand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9364" calcext:value-type="float">
            <text:p>0.109364</text:p>
          </table:table-cell>
          <table:table-cell office:value-type="string" calcext:value-type="string">
            <text:p><text:s/>std_dev</text:p>
          </table:table-cell>
          <table:table-cell office:value-type="float" office:value="0.00244099" calcext:value-type="float">
            <text:p>0.00244099</text:p>
          </table:table-cell>
          <table:table-cell office:value-type="string" calcext:value-type="string">
            <text:p><text:s/>fps</text:p>
          </table:table-cell>
          <table:table-cell office:value-type="float" office:value="2.75497" calcext:value-type="float">
            <text:p>2.7549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Sand_1/fps45_exp_100</text:p>
          </table:table-cell>
          <table:table-cell office:value-type="string" calcext:value-type="string">
            <text:p><text:s/>r</text:p>
          </table:table-cell>
          <table:table-cell office:value-type="float" office:value="0.107425" calcext:value-type="float">
            <text:p>0.107425</text:p>
          </table:table-cell>
          <table:table-cell office:value-type="string" calcext:value-type="string">
            <text:p><text:s/>std_dev</text:p>
          </table:table-cell>
          <table:table-cell office:value-type="float" office:value="0.00523063" calcext:value-type="float">
            <text:p>0.00523063</text:p>
          </table:table-cell>
          <table:table-cell office:value-type="string" calcext:value-type="string">
            <text:p><text:s/>fps</text:p>
          </table:table-cell>
          <table:table-cell office:value-type="float" office:value="2.87109" calcext:value-type="float">
            <text:p>2.8710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Sand_1/fps45_exp_50</text:p>
          </table:table-cell>
          <table:table-cell office:value-type="string" calcext:value-type="string">
            <text:p><text:s/>r</text:p>
          </table:table-cell>
          <table:table-cell office:value-type="float" office:value="0.0983305" calcext:value-type="float">
            <text:p>0.0983305</text:p>
          </table:table-cell>
          <table:table-cell office:value-type="string" calcext:value-type="string">
            <text:p><text:s/>std_dev</text:p>
          </table:table-cell>
          <table:table-cell office:value-type="float" office:value="0.0117292" calcext:value-type="float">
            <text:p>0.0117292</text:p>
          </table:table-cell>
          <table:table-cell office:value-type="string" calcext:value-type="string">
            <text:p><text:s/>fps</text:p>
          </table:table-cell>
          <table:table-cell office:value-type="float" office:value="3.13126" calcext:value-type="float">
            <text:p>3.1312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Sand_1/fps45_exp_500</text:p>
          </table:table-cell>
          <table:table-cell office:value-type="string" calcext:value-type="string">
            <text:p><text:s/>r</text:p>
          </table:table-cell>
          <table:table-cell office:value-type="float" office:value="0.107768" calcext:value-type="float">
            <text:p>0.107768</text:p>
          </table:table-cell>
          <table:table-cell office:value-type="string" calcext:value-type="string">
            <text:p><text:s/>std_dev</text:p>
          </table:table-cell>
          <table:table-cell office:value-type="float" office:value="0.00496414" calcext:value-type="float">
            <text:p>0.00496414</text:p>
          </table:table-cell>
          <table:table-cell office:value-type="string" calcext:value-type="string">
            <text:p><text:s/>fps</text:p>
          </table:table-cell>
          <table:table-cell office:value-type="float" office:value="2.86747" calcext:value-type="float">
            <text:p>2.8674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water_5/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51715" calcext:value-type="float">
            <text:p>0.0951715</text:p>
          </table:table-cell>
          <table:table-cell office:value-type="string" calcext:value-type="string">
            <text:p><text:s/>std_dev</text:p>
          </table:table-cell>
          <table:table-cell office:value-type="float" office:value="0.00421536" calcext:value-type="float">
            <text:p>0.00421536</text:p>
          </table:table-cell>
          <table:table-cell office:value-type="string" calcext:value-type="string">
            <text:p><text:s/>fps</text:p>
          </table:table-cell>
          <table:table-cell office:value-type="float" office:value="2.82998" calcext:value-type="float">
            <text:p>2.8299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water_5/fps45_exp_100</text:p>
          </table:table-cell>
          <table:table-cell office:value-type="string" calcext:value-type="string">
            <text:p><text:s/>r</text:p>
          </table:table-cell>
          <table:table-cell office:value-type="float" office:value="0.0933626" calcext:value-type="float">
            <text:p>0.0933626</text:p>
          </table:table-cell>
          <table:table-cell office:value-type="string" calcext:value-type="string">
            <text:p><text:s/>std_dev</text:p>
          </table:table-cell>
          <table:table-cell office:value-type="float" office:value="0.00388892" calcext:value-type="float">
            <text:p>0.00388892</text:p>
          </table:table-cell>
          <table:table-cell office:value-type="string" calcext:value-type="string">
            <text:p><text:s/>fps</text:p>
          </table:table-cell>
          <table:table-cell office:value-type="float" office:value="2.76289" calcext:value-type="float">
            <text:p>2.7628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water_5/fps45_exp_50</text:p>
          </table:table-cell>
          <table:table-cell office:value-type="string" calcext:value-type="string">
            <text:p><text:s/>r</text:p>
          </table:table-cell>
          <table:table-cell office:value-type="float" office:value="0.0934846" calcext:value-type="float">
            <text:p>0.0934846</text:p>
          </table:table-cell>
          <table:table-cell office:value-type="string" calcext:value-type="string">
            <text:p><text:s/>std_dev</text:p>
          </table:table-cell>
          <table:table-cell office:value-type="float" office:value="0.00455408" calcext:value-type="float">
            <text:p>0.00455408</text:p>
          </table:table-cell>
          <table:table-cell office:value-type="string" calcext:value-type="string">
            <text:p><text:s/>fps</text:p>
          </table:table-cell>
          <table:table-cell office:value-type="float" office:value="3.46548" calcext:value-type="float">
            <text:p>3.4654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water_5/fps45_exp_500</text:p>
          </table:table-cell>
          <table:table-cell office:value-type="string" calcext:value-type="string">
            <text:p><text:s/>r</text:p>
          </table:table-cell>
          <table:table-cell office:value-type="float" office:value="0.0926873" calcext:value-type="float">
            <text:p>0.0926873</text:p>
          </table:table-cell>
          <table:table-cell office:value-type="string" calcext:value-type="string">
            <text:p><text:s/>std_dev</text:p>
          </table:table-cell>
          <table:table-cell office:value-type="float" office:value="0.00425457" calcext:value-type="float">
            <text:p>0.00425457</text:p>
          </table:table-cell>
          <table:table-cell office:value-type="string" calcext:value-type="string">
            <text:p><text:s/>fps</text:p>
          </table:table-cell>
          <table:table-cell office:value-type="float" office:value="2.64131" calcext:value-type="float">
            <text:p>2.64131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09:41:55.914654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3:13:57.674005674</meta:creation-date>
    <dc:date>2021-05-04T09:43:30.764548019</dc:date>
    <meta:editing-duration>PT22M15S</meta:editing-duration>
    <meta:editing-cycles>8</meta:editing-cycles>
    <meta:generator>LibreOffice/6.4.7.2$Linux_X86_64 LibreOffice_project/40$Build-2</meta:generator>
    <meta:document-statistic meta:table-count="1" meta:cell-count="480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4.952cm" svg:y="0.329cm" chart:style-name="ch2">
          <text:p>Iterative Closest Point - radius error</text:p>
        </chart:title>
        <chart:legend chart:legend-position="end" svg:x="14.423cm" svg:y="3.041cm" style:legend-expansion="high" chart:style-name="ch3"/>
        <chart:plot-area chart:style-name="ch4" table:cell-range-address="Sheet1.L3:Sheet1.L10 Sheet1.M3:Sheet1.M6 Sheet1.I3:Sheet1.I3 Sheet1.I10:Sheet1.I10 Sheet1.I31:Sheet1.I31 Sheet1.L31:Sheet1.L34 Sheet1.I38:Sheet1.I38 Sheet1.L38:Sheet1.L41 Sheet1.I46:Sheet1.I46 Sheet1.L45:Sheet1.L48 Sheet1.I17:Sheet1.I17 Sheet1.L17:Sheet1.L20 Sheet1.I24:Sheet1.I24 Sheet1.L24:Sheet1.L27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Sheet1.L7:Sheet1.L10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Sheet1.L3:Sheet1.L6" chart:label-cell-address="Sheet1.I3:Sheet1.I3" chart:class="chart:scatter">
            <chart:domain table:cell-range-address="Sheet1.M3:Sheet1.M6"/>
            <chart:data-point chart:repeated="4"/>
          </chart:series>
          <chart:series chart:style-name="ch11" chart:values-cell-range-address="Sheet1.L7:Sheet1.L10" chart:label-cell-address="Sheet1.I10:Sheet1.I10" chart:class="chart:scatter">
            <chart:domain table:cell-range-address="Sheet1.M7:Sheet1.M10"/>
            <chart:data-point chart:repeated="4"/>
          </chart:series>
          <chart:series chart:style-name="ch12" chart:values-cell-range-address="Sheet1.L31:Sheet1.L34" chart:label-cell-address="Sheet1.I31:Sheet1.I31" chart:class="chart:scatter">
            <chart:domain table:cell-range-address="Sheet1.M31:Sheet1.M34"/>
            <chart:data-point chart:repeated="4"/>
          </chart:series>
          <chart:series chart:style-name="ch13" chart:values-cell-range-address="Sheet1.L38:Sheet1.L41" chart:label-cell-address="Sheet1.I38:Sheet1.I38" chart:class="chart:scatter">
            <chart:domain table:cell-range-address="Sheet1.M38:Sheet1.M41"/>
            <chart:data-point chart:repeated="4"/>
          </chart:series>
          <chart:series chart:style-name="ch14" chart:values-cell-range-address="Sheet1.L45:Sheet1.L48" chart:label-cell-address="Sheet1.I46:Sheet1.I46" chart:class="chart:scatter">
            <chart:domain table:cell-range-address="Sheet1.M45:Sheet1.M48"/>
            <chart:data-point chart:repeated="4"/>
          </chart:series>
          <chart:series chart:style-name="ch15" chart:values-cell-range-address="Sheet1.L17:Sheet1.L20" chart:label-cell-address="Sheet1.I17:Sheet1.I17" chart:class="chart:scatter">
            <chart:domain table:cell-range-address="Sheet1.M17:Sheet1.M20"/>
            <chart:data-point chart:repeated="4"/>
          </chart:series>
          <chart:series chart:style-name="ch16" chart:values-cell-range-address="Sheet1.L24:Sheet1.L27" chart:label-cell-address="Sheet1.I24:Sheet1.I24" chart:class="chart:scatter">
            <chart:domain table:cell-range-address="Sheet1.M24:Sheet1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Sheet1.I3:Sheet1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Sheet1.I10:Sheet1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Sheet1.I31:Sheet1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Sheet1.I38:Sheet1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Sheet1.I46:Sheet1.I46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Sheet1.I17:Sheet1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Sheet1.I24:Sheet1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L7:Sheet1.L10</svg:desc>
                </draw:g>
              </table:table-cell>
              <table:table-cell office:value-type="float" office:value="4">
                <text:p>4</text:p>
                <draw:g>
                  <svg:desc>Sheet1.M3:Sheet1.M6</svg:desc>
                </draw:g>
              </table:table-cell>
              <table:table-cell office:value-type="float" office:value="2.00000000000009">
                <text:p>2.00000000000009</text:p>
                <draw:g>
                  <svg:desc>Sheet1.L3:Sheet1.L6</svg:desc>
                </draw:g>
              </table:table-cell>
              <table:table-cell office:value-type="float" office:value="NaN">
                <text:p>NaN</text:p>
                <draw:g>
                  <svg:desc>Sheet1.M7:Sheet1.M10</svg:desc>
                </draw:g>
              </table:table-cell>
              <table:table-cell office:value-type="float" office:value="NaN">
                <text:p>NaN</text:p>
                <draw:g>
                  <svg:desc>Sheet1.L7:Sheet1.L10</svg:desc>
                </draw:g>
              </table:table-cell>
              <table:table-cell office:value-type="float" office:value="4">
                <text:p>4</text:p>
                <draw:g>
                  <svg:desc>Sheet1.M31:Sheet1.M34</svg:desc>
                </draw:g>
              </table:table-cell>
              <table:table-cell office:value-type="float" office:value="20.6">
                <text:p>20.6</text:p>
                <draw:g>
                  <svg:desc>Sheet1.L31:Sheet1.L34</svg:desc>
                </draw:g>
              </table:table-cell>
              <table:table-cell office:value-type="float" office:value="4">
                <text:p>4</text:p>
                <draw:g>
                  <svg:desc>Sheet1.M38:Sheet1.M41</svg:desc>
                </draw:g>
              </table:table-cell>
              <table:table-cell office:value-type="float" office:value="21.8000000000001">
                <text:p>21.8000000000001</text:p>
                <draw:g>
                  <svg:desc>Sheet1.L38:Sheet1.L41</svg:desc>
                </draw:g>
              </table:table-cell>
              <table:table-cell office:value-type="float" office:value="4">
                <text:p>4</text:p>
                <draw:g>
                  <svg:desc>Sheet1.M45:Sheet1.M48</svg:desc>
                </draw:g>
              </table:table-cell>
              <table:table-cell office:value-type="float" office:value="29.4">
                <text:p>29.4</text:p>
                <draw:g>
                  <svg:desc>Sheet1.L45:Sheet1.L48</svg:desc>
                </draw:g>
              </table:table-cell>
              <table:table-cell office:value-type="float" office:value="4">
                <text:p>4</text:p>
                <draw:g>
                  <svg:desc>Sheet1.M17:Sheet1.M20</svg:desc>
                </draw:g>
              </table:table-cell>
              <table:table-cell office:value-type="float" office:value="21.8000000000001">
                <text:p>21.8000000000001</text:p>
                <draw:g>
                  <svg:desc>Sheet1.L17:Sheet1.L20</svg:desc>
                </draw:g>
              </table:table-cell>
              <table:table-cell office:value-type="float" office:value="4">
                <text:p>4</text:p>
                <draw:g>
                  <svg:desc>Sheet1.M24:Sheet1.M27</svg:desc>
                </draw:g>
              </table:table-cell>
              <table:table-cell office:value-type="float" office:value="14.3999999999999">
                <text:p>14.3999999999999</text:p>
                <draw:g>
                  <svg:desc>Sheet1.L24:Sheet1.L2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0.8">
                <text:p>10.8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32.5999999999999">
                <text:p>32.5999999999999</text:p>
              </table:table-cell>
              <table:table-cell office:value-type="float" office:value="2">
                <text:p>2</text:p>
              </table:table-cell>
              <table:table-cell office:value-type="float" office:value="23.4000000000001">
                <text:p>23.4000000000001</text:p>
              </table:table-cell>
              <table:table-cell office:value-type="float" office:value="2">
                <text:p>2</text:p>
              </table:table-cell>
              <table:table-cell office:value-type="float" office:value="15.3999999999999">
                <text:p>15.39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.8">
                <text:p>16.8</text:p>
              </table:table-cell>
              <table:table-cell office:value-type="float" office:value="1">
                <text:p>1</text:p>
              </table:table-cell>
              <table:table-cell office:value-type="float" office:value="42.2">
                <text:p>42.2</text:p>
              </table:table-cell>
              <table:table-cell office:value-type="float" office:value="1">
                <text:p>1</text:p>
              </table:table-cell>
              <table:table-cell office:value-type="float" office:value="27.3999999999999">
                <text:p>27.3999999999999</text:p>
              </table:table-cell>
              <table:table-cell office:value-type="float" office:value="1">
                <text:p>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3">
                <text:p>3</text:p>
              </table:table-cell>
              <table:table-cell office:value-type="float" office:value="2.20000000000007">
                <text:p>2.20000000000007</text:p>
              </table:table-cell>
              <table:table-cell office:value-type="float" office:value="4">
                <text:p>4</text:p>
              </table:table-cell>
              <table:table-cell office:value-type="float" office:value="25.2">
                <text:p>25.2</text:p>
              </table:table-cell>
              <table:table-cell office:value-type="float" office:value="3">
                <text:p>3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3">
                <text:p>3</text:p>
              </table:table-cell>
              <table:table-cell office:value-type="float" office:value="21.4000000000001">
                <text:p>21.4000000000001</text:p>
              </table:table-cell>
              <table:table-cell office:value-type="float" office:value="3">
                <text:p>3</text:p>
              </table:table-cell>
              <table:table-cell office:value-type="float" office:value="34.7999999999998">
                <text:p>34.7999999999998</text:p>
              </table:table-cell>
              <table:table-cell office:value-type="float" office:value="3">
                <text:p>3</text:p>
              </table:table-cell>
              <table:table-cell office:value-type="float" office:value="22.0000000000001">
                <text:p>22.0000000000001</text:p>
              </table:table-cell>
              <table:table-cell office:value-type="float" office:value="3">
                <text:p>3</text:p>
              </table:table-cell>
              <table:table-cell office:value-type="float" office:value="14.9999999999999">
                <text:p>14.99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5.479cm" svg:y="0.334cm" chart:style-name="ch2">
          <text:p>Iterative Closest Point - standard deviation</text:p>
        </chart:title>
        <chart:legend chart:legend-position="end" svg:x="14.423cm" svg:y="3.041cm" style:legend-expansion="high" chart:style-name="ch3"/>
        <chart:plot-area chart:style-name="ch4" table:cell-range-address="Sheet1.M3:Sheet1.M6 Sheet1.I3:Sheet1.I3 Sheet1.F3:Sheet1.F10 Sheet1.I10:Sheet1.I10 Sheet1.I31:Sheet1.I31 Sheet1.F31:Sheet1.F34 Sheet1.I38:Sheet1.I38 Sheet1.F38:Sheet1.F41 Sheet1.I45:Sheet1.I45 Sheet1.F45:Sheet1.F48 Sheet1.I17:Sheet1.I17 Sheet1.F17:Sheet1.F20 Sheet1.I24:Sheet1.I24 Sheet1.F24:Sheet1.F27" chart:data-source-has-labels="row" svg:x="0.482cm" svg:y="0.037cm" svg:width="14.006cm" svg:height="9.217cm">
          <chartooo:coordinate-region svg:x="1.394cm" svg:y="0.236cm" svg:width="13cm" svg:height="8.371cm"/>
          <chart:axis chart:dimension="x" chart:name="primary-x" chart:style-name="ch5">
            <chart:title svg:x="5.844cm" svg:y="9.111cm" chart:style-name="ch6">
              <text:p>Exposure Setting</text:p>
            </chart:title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Sheet1.F3:Sheet1.F6" chart:label-cell-address="Sheet1.I3:Sheet1.I3" chart:class="chart:scatter">
            <chart:domain table:cell-range-address="Sheet1.M3:Sheet1.M6"/>
            <chart:data-point chart:repeated="4"/>
          </chart:series>
          <chart:series chart:style-name="ch11" chart:values-cell-range-address="Sheet1.F7:Sheet1.F10" chart:label-cell-address="Sheet1.I10:Sheet1.I10" chart:class="chart:scatter">
            <chart:domain table:cell-range-address="Sheet1.M7:Sheet1.M10"/>
            <chart:data-point chart:repeated="4"/>
          </chart:series>
          <chart:series chart:style-name="ch12" chart:values-cell-range-address="Sheet1.F31:Sheet1.F34" chart:label-cell-address="Sheet1.I31:Sheet1.I31" chart:class="chart:scatter">
            <chart:domain table:cell-range-address="Sheet1.M31:Sheet1.M34"/>
            <chart:data-point chart:repeated="4"/>
          </chart:series>
          <chart:series chart:style-name="ch13" chart:values-cell-range-address="Sheet1.F38:Sheet1.F41" chart:label-cell-address="Sheet1.I38:Sheet1.I38" chart:class="chart:scatter">
            <chart:domain table:cell-range-address="Sheet1.M38:Sheet1.M41"/>
            <chart:data-point chart:repeated="4"/>
          </chart:series>
          <chart:series chart:style-name="ch14" chart:values-cell-range-address="Sheet1.F45:Sheet1.F48" chart:label-cell-address="Sheet1.I45:Sheet1.I45" chart:class="chart:scatter">
            <chart:domain table:cell-range-address="Sheet1.M45:Sheet1.M48"/>
            <chart:data-point chart:repeated="4"/>
          </chart:series>
          <chart:series chart:style-name="ch15" chart:values-cell-range-address="Sheet1.F17:Sheet1.F20" chart:label-cell-address="Sheet1.I17:Sheet1.I17" chart:class="chart:scatter">
            <chart:domain table:cell-range-address="Sheet1.M17:Sheet1.M20"/>
            <chart:data-point chart:repeated="4"/>
          </chart:series>
          <chart:series chart:style-name="ch16" chart:values-cell-range-address="Sheet1.F24:Sheet1.F27" chart:label-cell-address="Sheet1.I24:Sheet1.I24" chart:class="chart:scatter">
            <chart:domain table:cell-range-address="Sheet1.M24:Sheet1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Sheet1.I3:Sheet1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Sheet1.I10:Sheet1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Sheet1.I31:Sheet1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Sheet1.I38:Sheet1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Sheet1.I45:Sheet1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Sheet1.I17:Sheet1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Sheet1.I24:Sheet1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M3:Sheet1.M6</svg:desc>
                </draw:g>
              </table:table-cell>
              <table:table-cell office:value-type="float" office:value="8.41120960009165E-017">
                <text:p>8.41120960009165E-017</text:p>
                <draw:g>
                  <svg:desc>Sheet1.F3:Sheet1.F6</svg:desc>
                </draw:g>
              </table:table-cell>
              <table:table-cell office:value-type="float" office:value="NaN">
                <text:p>NaN</text:p>
                <draw:g>
                  <svg:desc>Sheet1.M7:Sheet1.M10</svg:desc>
                </draw:g>
              </table:table-cell>
              <table:table-cell office:value-type="float" office:value="NaN">
                <text:p>NaN</text:p>
                <draw:g>
                  <svg:desc>Sheet1.F7:Sheet1.F10</svg:desc>
                </draw:g>
              </table:table-cell>
              <table:table-cell office:value-type="float" office:value="4">
                <text:p>4</text:p>
                <draw:g>
                  <svg:desc>Sheet1.M31:Sheet1.M34</svg:desc>
                </draw:g>
              </table:table-cell>
              <table:table-cell office:value-type="float" office:value="0.00540596797954986">
                <text:p>0.00540596797954986</text:p>
                <draw:g>
                  <svg:desc>Sheet1.F31:Sheet1.F34</svg:desc>
                </draw:g>
              </table:table-cell>
              <table:table-cell office:value-type="float" office:value="4">
                <text:p>4</text:p>
                <draw:g>
                  <svg:desc>Sheet1.M38:Sheet1.M41</svg:desc>
                </draw:g>
              </table:table-cell>
              <table:table-cell office:value-type="float" office:value="0.00141421356237309">
                <text:p>0.00141421356237309</text:p>
                <draw:g>
                  <svg:desc>Sheet1.F38:Sheet1.F41</svg:desc>
                </draw:g>
              </table:table-cell>
              <table:table-cell office:value-type="float" office:value="4">
                <text:p>4</text:p>
                <draw:g>
                  <svg:desc>Sheet1.M45:Sheet1.M48</svg:desc>
                </draw:g>
              </table:table-cell>
              <table:table-cell office:value-type="float" office:value="0.00478518120698407">
                <text:p>0.00478518120698407</text:p>
                <draw:g>
                  <svg:desc>Sheet1.F45:Sheet1.F48</svg:desc>
                </draw:g>
              </table:table-cell>
              <table:table-cell office:value-type="float" office:value="4">
                <text:p>4</text:p>
                <draw:g>
                  <svg:desc>Sheet1.M17:Sheet1.M20</svg:desc>
                </draw:g>
              </table:table-cell>
              <table:table-cell office:value-type="float" office:value="0.00141421356237309">
                <text:p>0.00141421356237309</text:p>
                <draw:g>
                  <svg:desc>Sheet1.F17:Sheet1.F20</svg:desc>
                </draw:g>
              </table:table-cell>
              <table:table-cell office:value-type="float" office:value="4">
                <text:p>4</text:p>
                <draw:g>
                  <svg:desc>Sheet1.M24:Sheet1.M27</svg:desc>
                </draw:g>
              </table:table-cell>
              <table:table-cell office:value-type="float" office:value="0.00239897937482095">
                <text:p>0.00239897937482095</text:p>
                <draw:g>
                  <svg:desc>Sheet1.F24:Sheet1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672794962246663">
                <text:p>0.00672794962246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537947725250363">
                <text:p>0.00537947725250363</text:p>
              </table:table-cell>
              <table:table-cell office:value-type="float" office:value="2">
                <text:p>2</text:p>
              </table:table-cell>
              <table:table-cell office:value-type="float" office:value="0.00814411017927954">
                <text:p>0.00814411017927954</text:p>
              </table:table-cell>
              <table:table-cell office:value-type="float" office:value="2">
                <text:p>2</text:p>
              </table:table-cell>
              <table:table-cell office:value-type="float" office:value="0.0117125434244398">
                <text:p>0.0117125434244398</text:p>
              </table:table-cell>
              <table:table-cell office:value-type="float" office:value="2">
                <text:p>2</text:p>
              </table:table-cell>
              <table:table-cell office:value-type="float" office:value="0.0126184186725563">
                <text:p>0.0126184186725563</text:p>
              </table:table-cell>
              <table:table-cell office:value-type="float" office:value="2">
                <text:p>2</text:p>
              </table:table-cell>
              <table:table-cell office:value-type="float" office:value="0.00197948663722157">
                <text:p>0.00197948663722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832993127835042">
                <text:p>0.00832993127835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53908463611752">
                <text:p>0.053908463611752</text:p>
              </table:table-cell>
              <table:table-cell office:value-type="float" office:value="1">
                <text:p>1</text:p>
              </table:table-cell>
              <table:table-cell office:value-type="float" office:value="0.014602208387635">
                <text:p>0.014602208387635</text:p>
              </table:table-cell>
              <table:table-cell office:value-type="float" office:value="1">
                <text:p>1</text:p>
              </table:table-cell>
              <table:table-cell office:value-type="float" office:value="0.0232721257459368">
                <text:p>0.0232721257459368</text:p>
              </table:table-cell>
              <table:table-cell office:value-type="float" office:value="1">
                <text:p>1</text:p>
              </table:table-cell>
              <table:table-cell office:value-type="float" office:value="0.0761901488088204">
                <text:p>0.0761901488088204</text:p>
              </table:table-cell>
              <table:table-cell office:value-type="float" office:value="1">
                <text:p>1</text:p>
              </table:table-cell>
              <table:table-cell office:value-type="float" office:value="0.0161422250192292">
                <text:p>0.0161422250192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14142135623731">
                <text:p>0.0014142135623731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3">
                <text:p>3</text:p>
              </table:table-cell>
              <table:table-cell office:value-type="float" office:value="0.00303045763365663">
                <text:p>0.00303045763365663</text:p>
              </table:table-cell>
              <table:table-cell office:value-type="float" office:value="3">
                <text:p>3</text:p>
              </table:table-cell>
              <table:table-cell office:value-type="float" office:value="0.00239897937482095">
                <text:p>0.00239897937482095</text:p>
              </table:table-cell>
              <table:table-cell office:value-type="float" office:value="3">
                <text:p>3</text:p>
              </table:table-cell>
              <table:table-cell office:value-type="float" office:value="0.00435187034620795">
                <text:p>0.00435187034620795</text:p>
              </table:table-cell>
              <table:table-cell office:value-type="float" office:value="3">
                <text:p>3</text:p>
              </table:table-cell>
              <table:table-cell office:value-type="float" office:value="0.00202030508910442">
                <text:p>0.00202030508910442</text:p>
              </table:table-cell>
              <table:table-cell office:value-type="float" office:value="3">
                <text:p>3</text:p>
              </table:table-cell>
              <table:table-cell office:value-type="float" office:value="1.12149461334555E-016">
                <text:p>1.12149461334555E-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5.799cm" svg:y="0.329cm" chart:style-name="ch2">
          <text:p>Iterative Closest Point - fps</text:p>
        </chart:title>
        <chart:legend chart:legend-position="end" svg:x="14.423cm" svg:y="3.041cm" style:legend-expansion="high" chart:style-name="ch3"/>
        <chart:plot-area chart:style-name="ch4" table:cell-range-address="Sheet1.M3:Sheet1.M6 Sheet1.I3:Sheet1.I3 Sheet1.H3:Sheet1.H10 Sheet1.I10:Sheet1.I10 Sheet1.I31:Sheet1.I31 Sheet1.H31:Sheet1.H34 Sheet1.I38:Sheet1.I38 Sheet1.H38:Sheet1.H41 Sheet1.I45:Sheet1.I45 Sheet1.H45:Sheet1.H48 Sheet1.I17:Sheet1.I17 Sheet1.H17:Sheet1.H20 Sheet1.I24:Sheet1.I24 Sheet1.H24:Sheet1.H27" chart:data-source-has-labels="row" svg:x="0.773cm" svg:y="0.037cm" svg:width="13.715cm" svg:height="9.217cm">
          <chartooo:coordinate-region svg:x="1.394cm" svg:y="0.236cm" svg:width="13cm" svg:height="8.371cm"/>
          <chart:axis chart:dimension="x" chart:name="primary-x" chart:style-name="ch5">
            <chart:title svg:x="5.844cm" svg:y="9.111cm" chart:style-name="ch6">
              <text:p>Exposure Setting</text:p>
            </chart:title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Sheet1.H3:Sheet1.H6" chart:label-cell-address="Sheet1.I3:Sheet1.I3" chart:class="chart:scatter">
            <chart:domain table:cell-range-address="Sheet1.M3:Sheet1.M6"/>
            <chart:data-point chart:repeated="4"/>
          </chart:series>
          <chart:series chart:style-name="ch11" chart:values-cell-range-address="Sheet1.H7:Sheet1.H10" chart:label-cell-address="Sheet1.I10:Sheet1.I10" chart:class="chart:scatter">
            <chart:domain table:cell-range-address="Sheet1.M7:Sheet1.M10"/>
            <chart:data-point chart:repeated="4"/>
          </chart:series>
          <chart:series chart:style-name="ch12" chart:values-cell-range-address="Sheet1.H31:Sheet1.H34" chart:label-cell-address="Sheet1.I31:Sheet1.I31" chart:class="chart:scatter">
            <chart:domain table:cell-range-address="Sheet1.M31:Sheet1.M34"/>
            <chart:data-point chart:repeated="4"/>
          </chart:series>
          <chart:series chart:style-name="ch13" chart:values-cell-range-address="Sheet1.H38:Sheet1.H41" chart:label-cell-address="Sheet1.I38:Sheet1.I38" chart:class="chart:scatter">
            <chart:domain table:cell-range-address="Sheet1.M38:Sheet1.M41"/>
            <chart:data-point chart:repeated="4"/>
          </chart:series>
          <chart:series chart:style-name="ch14" chart:values-cell-range-address="Sheet1.H45:Sheet1.H48" chart:label-cell-address="Sheet1.I45:Sheet1.I45" chart:class="chart:scatter">
            <chart:domain table:cell-range-address="Sheet1.M45:Sheet1.M48"/>
            <chart:data-point chart:repeated="4"/>
          </chart:series>
          <chart:series chart:style-name="ch15" chart:values-cell-range-address="Sheet1.H17:Sheet1.H20" chart:label-cell-address="Sheet1.I17:Sheet1.I17" chart:class="chart:scatter">
            <chart:domain table:cell-range-address="Sheet1.M17:Sheet1.M20"/>
            <chart:data-point chart:repeated="4"/>
          </chart:series>
          <chart:series chart:style-name="ch16" chart:values-cell-range-address="Sheet1.H24:Sheet1.H27" chart:label-cell-address="Sheet1.I24:Sheet1.I24" chart:class="chart:scatter">
            <chart:domain table:cell-range-address="Sheet1.M24:Sheet1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Sheet1.I3:Sheet1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Sheet1.I10:Sheet1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Sheet1.I31:Sheet1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Sheet1.I38:Sheet1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Sheet1.I45:Sheet1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Sheet1.I17:Sheet1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Sheet1.I24:Sheet1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M3:Sheet1.M6</svg:desc>
                </draw:g>
              </table:table-cell>
              <table:table-cell office:value-type="float" office:value="1.81385134672291">
                <text:p>1.81385134672291</text:p>
                <draw:g>
                  <svg:desc>Sheet1.H3:Sheet1.H6</svg:desc>
                </draw:g>
              </table:table-cell>
              <table:table-cell office:value-type="float" office:value="NaN">
                <text:p>NaN</text:p>
                <draw:g>
                  <svg:desc>Sheet1.M7:Sheet1.M10</svg:desc>
                </draw:g>
              </table:table-cell>
              <table:table-cell office:value-type="float" office:value="NaN">
                <text:p>NaN</text:p>
                <draw:g>
                  <svg:desc>Sheet1.H7:Sheet1.H10</svg:desc>
                </draw:g>
              </table:table-cell>
              <table:table-cell office:value-type="float" office:value="4">
                <text:p>4</text:p>
                <draw:g>
                  <svg:desc>Sheet1.M31:Sheet1.M34</svg:desc>
                </draw:g>
              </table:table-cell>
              <table:table-cell office:value-type="float" office:value="1.92951706262265">
                <text:p>1.92951706262265</text:p>
                <draw:g>
                  <svg:desc>Sheet1.H31:Sheet1.H34</svg:desc>
                </draw:g>
              </table:table-cell>
              <table:table-cell office:value-type="float" office:value="4">
                <text:p>4</text:p>
                <draw:g>
                  <svg:desc>Sheet1.M38:Sheet1.M41</svg:desc>
                </draw:g>
              </table:table-cell>
              <table:table-cell office:value-type="float" office:value="1.10619958459915">
                <text:p>1.10619958459915</text:p>
                <draw:g>
                  <svg:desc>Sheet1.H38:Sheet1.H41</svg:desc>
                </draw:g>
              </table:table-cell>
              <table:table-cell office:value-type="float" office:value="4">
                <text:p>4</text:p>
                <draw:g>
                  <svg:desc>Sheet1.M45:Sheet1.M48</svg:desc>
                </draw:g>
              </table:table-cell>
              <table:table-cell office:value-type="float" office:value="1.87499397622494">
                <text:p>1.87499397622494</text:p>
                <draw:g>
                  <svg:desc>Sheet1.H45:Sheet1.H48</svg:desc>
                </draw:g>
              </table:table-cell>
              <table:table-cell office:value-type="float" office:value="4">
                <text:p>4</text:p>
                <draw:g>
                  <svg:desc>Sheet1.M17:Sheet1.M20</svg:desc>
                </draw:g>
              </table:table-cell>
              <table:table-cell office:value-type="float" office:value="1.08713058615802">
                <text:p>1.08713058615802</text:p>
                <draw:g>
                  <svg:desc>Sheet1.H17:Sheet1.H20</svg:desc>
                </draw:g>
              </table:table-cell>
              <table:table-cell office:value-type="float" office:value="4">
                <text:p>4</text:p>
                <draw:g>
                  <svg:desc>Sheet1.M24:Sheet1.M27</svg:desc>
                </draw:g>
              </table:table-cell>
              <table:table-cell office:value-type="float" office:value="1.0563940927359">
                <text:p>1.0563940927359</text:p>
                <draw:g>
                  <svg:desc>Sheet1.H24:Sheet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7746391658035">
                <text:p>1.77746391658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95096356846586">
                <text:p>1.95096356846586</text:p>
              </table:table-cell>
              <table:table-cell office:value-type="float" office:value="2">
                <text:p>2</text:p>
              </table:table-cell>
              <table:table-cell office:value-type="float" office:value="2.3649409307187">
                <text:p>2.3649409307187</text:p>
              </table:table-cell>
              <table:table-cell office:value-type="float" office:value="2">
                <text:p>2</text:p>
              </table:table-cell>
              <table:table-cell office:value-type="float" office:value="3.59995706456847">
                <text:p>3.59995706456847</text:p>
              </table:table-cell>
              <table:table-cell office:value-type="float" office:value="2">
                <text:p>2</text:p>
              </table:table-cell>
              <table:table-cell office:value-type="float" office:value="2.73076380790004">
                <text:p>2.73076380790004</text:p>
              </table:table-cell>
              <table:table-cell office:value-type="float" office:value="2">
                <text:p>2</text:p>
              </table:table-cell>
              <table:table-cell office:value-type="float" office:value="1.22190105120388">
                <text:p>1.22190105120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2187684450854">
                <text:p>2.218768445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6068290490338">
                <text:p>2.6068290490338</text:p>
              </table:table-cell>
              <table:table-cell office:value-type="float" office:value="1">
                <text:p>1</text:p>
              </table:table-cell>
              <table:table-cell office:value-type="float" office:value="6.32430005069628">
                <text:p>6.32430005069628</text:p>
              </table:table-cell>
              <table:table-cell office:value-type="float" office:value="1">
                <text:p>1</text:p>
              </table:table-cell>
              <table:table-cell office:value-type="float" office:value="10.5570671824304">
                <text:p>10.5570671824304</text:p>
              </table:table-cell>
              <table:table-cell office:value-type="float" office:value="1">
                <text:p>1</text:p>
              </table:table-cell>
              <table:table-cell office:value-type="float" office:value="6.25455431716535">
                <text:p>6.25455431716535</text:p>
              </table:table-cell>
              <table:table-cell office:value-type="float" office:value="1">
                <text:p>1</text:p>
              </table:table-cell>
              <table:table-cell office:value-type="float" office:value="1.66867912128777">
                <text:p>1.66867912128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60022044052333">
                <text:p>1.60022044052333</text:p>
              </table:table-cell>
              <table:table-cell office:value-type="float" office:value="4">
                <text:p>4</text:p>
              </table:table-cell>
              <table:table-cell office:value-type="float" office:value="1.1932655788549">
                <text:p>1.1932655788549</text:p>
              </table:table-cell>
              <table:table-cell office:value-type="float" office:value="3">
                <text:p>3</text:p>
              </table:table-cell>
              <table:table-cell office:value-type="float" office:value="1.56014719729083">
                <text:p>1.56014719729083</text:p>
              </table:table-cell>
              <table:table-cell office:value-type="float" office:value="3">
                <text:p>3</text:p>
              </table:table-cell>
              <table:table-cell office:value-type="float" office:value="1.53489177890673">
                <text:p>1.53489177890673</text:p>
              </table:table-cell>
              <table:table-cell office:value-type="float" office:value="3">
                <text:p>3</text:p>
              </table:table-cell>
              <table:table-cell office:value-type="float" office:value="1.75422634392502">
                <text:p>1.75422634392502</text:p>
              </table:table-cell>
              <table:table-cell office:value-type="float" office:value="3">
                <text:p>3</text:p>
              </table:table-cell>
              <table:table-cell office:value-type="float" office:value="1.1291383744769">
                <text:p>1.1291383744769</text:p>
              </table:table-cell>
              <table:table-cell office:value-type="float" office:value="3">
                <text:p>3</text:p>
              </table:table-cell>
              <table:table-cell office:value-type="float" office:value="1.08738874270957">
                <text:p>1.087388742709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5.799cm" svg:y="0.329cm" chart:style-name="ch2">
          <text:p>Iterative Closest Point - fps</text:p>
        </chart:title>
        <chart:legend chart:legend-position="end" svg:x="14.423cm" svg:y="3.041cm" style:legend-expansion="high" chart:style-name="ch3"/>
        <chart:plot-area chart:style-name="ch4" table:cell-range-address="Sheet1.M3:Sheet1.M6 Sheet1.I3:Sheet1.I3 Sheet1.H3:Sheet1.H10 Sheet1.I10:Sheet1.I10 Sheet1.I31:Sheet1.I31 Sheet1.H31:Sheet1.H34 Sheet1.I38:Sheet1.I38 Sheet1.H38:Sheet1.H41 Sheet1.I45:Sheet1.I45 Sheet1.H45:Sheet1.H48 Sheet1.I17:Sheet1.I17 Sheet1.H17:Sheet1.H20 Sheet1.I24:Sheet1.I24 Sheet1.H24:Sheet1.H27" chart:data-source-has-labels="row" svg:x="0.773cm" svg:y="0.037cm" svg:width="13.715cm" svg:height="8.769cm">
          <chartooo:coordinate-region svg:x="1.394cm" svg:y="0.236cm" svg:width="13cm" svg:height="8.371cm"/>
          <chart:axis chart:dimension="x" chart:name="primary-x" chart:style-name="ch5">
            <chart:title svg:x="5.844cm" svg:y="9.111cm" chart:style-name="ch6">
              <text:p>Exposure Setting</text:p>
            </chart:title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Sheet1.H3:Sheet1.H6" chart:label-cell-address="Sheet1.I3:Sheet1.I3" chart:class="chart:scatter">
            <chart:domain table:cell-range-address="Sheet1.M3:Sheet1.M6"/>
            <chart:data-point chart:repeated="4"/>
          </chart:series>
          <chart:series chart:style-name="ch11" chart:values-cell-range-address="Sheet1.H7:Sheet1.H10" chart:label-cell-address="Sheet1.I10:Sheet1.I10" chart:class="chart:scatter">
            <chart:domain table:cell-range-address="Sheet1.M7:Sheet1.M10"/>
            <chart:data-point chart:repeated="4"/>
          </chart:series>
          <chart:series chart:style-name="ch12" chart:values-cell-range-address="Sheet1.H31:Sheet1.H34" chart:label-cell-address="Sheet1.I31:Sheet1.I31" chart:class="chart:scatter">
            <chart:domain table:cell-range-address="Sheet1.M31:Sheet1.M34"/>
            <chart:data-point chart:repeated="4"/>
          </chart:series>
          <chart:series chart:style-name="ch13" chart:values-cell-range-address="Sheet1.H38:Sheet1.H41" chart:label-cell-address="Sheet1.I38:Sheet1.I38" chart:class="chart:scatter">
            <chart:domain table:cell-range-address="Sheet1.M38:Sheet1.M41"/>
            <chart:data-point chart:repeated="4"/>
          </chart:series>
          <chart:series chart:style-name="ch14" chart:values-cell-range-address="Sheet1.H45:Sheet1.H48" chart:label-cell-address="Sheet1.I45:Sheet1.I45" chart:class="chart:scatter">
            <chart:domain table:cell-range-address="Sheet1.M45:Sheet1.M48"/>
            <chart:data-point chart:repeated="4"/>
          </chart:series>
          <chart:series chart:style-name="ch15" chart:values-cell-range-address="Sheet1.H17:Sheet1.H20" chart:label-cell-address="Sheet1.I17:Sheet1.I17" chart:class="chart:scatter">
            <chart:domain table:cell-range-address="Sheet1.M17:Sheet1.M20"/>
            <chart:data-point chart:repeated="4"/>
          </chart:series>
          <chart:series chart:style-name="ch16" chart:values-cell-range-address="Sheet1.H24:Sheet1.H27" chart:label-cell-address="Sheet1.I24:Sheet1.I24" chart:class="chart:scatter">
            <chart:domain table:cell-range-address="Sheet1.M24:Sheet1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Sheet1.I3:Sheet1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Sheet1.I10:Sheet1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Sheet1.I31:Sheet1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Sheet1.I38:Sheet1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Sheet1.I45:Sheet1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Sheet1.I17:Sheet1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Sheet1.I24:Sheet1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M3:Sheet1.M6</svg:desc>
                </draw:g>
              </table:table-cell>
              <table:table-cell office:value-type="float" office:value="1.81385134672291">
                <text:p>1.81385134672291</text:p>
                <draw:g>
                  <svg:desc>Sheet1.H3:Sheet1.H6</svg:desc>
                </draw:g>
              </table:table-cell>
              <table:table-cell office:value-type="float" office:value="NaN">
                <text:p>NaN</text:p>
                <draw:g>
                  <svg:desc>Sheet1.M7:Sheet1.M10</svg:desc>
                </draw:g>
              </table:table-cell>
              <table:table-cell office:value-type="float" office:value="NaN">
                <text:p>NaN</text:p>
                <draw:g>
                  <svg:desc>Sheet1.H7:Sheet1.H10</svg:desc>
                </draw:g>
              </table:table-cell>
              <table:table-cell office:value-type="float" office:value="4">
                <text:p>4</text:p>
                <draw:g>
                  <svg:desc>Sheet1.M31:Sheet1.M34</svg:desc>
                </draw:g>
              </table:table-cell>
              <table:table-cell office:value-type="float" office:value="1.92951706262265">
                <text:p>1.92951706262265</text:p>
                <draw:g>
                  <svg:desc>Sheet1.H31:Sheet1.H34</svg:desc>
                </draw:g>
              </table:table-cell>
              <table:table-cell office:value-type="float" office:value="4">
                <text:p>4</text:p>
                <draw:g>
                  <svg:desc>Sheet1.M38:Sheet1.M41</svg:desc>
                </draw:g>
              </table:table-cell>
              <table:table-cell office:value-type="float" office:value="1.10619958459915">
                <text:p>1.10619958459915</text:p>
                <draw:g>
                  <svg:desc>Sheet1.H38:Sheet1.H41</svg:desc>
                </draw:g>
              </table:table-cell>
              <table:table-cell office:value-type="float" office:value="4">
                <text:p>4</text:p>
                <draw:g>
                  <svg:desc>Sheet1.M45:Sheet1.M48</svg:desc>
                </draw:g>
              </table:table-cell>
              <table:table-cell office:value-type="float" office:value="1.87499397622494">
                <text:p>1.87499397622494</text:p>
                <draw:g>
                  <svg:desc>Sheet1.H45:Sheet1.H48</svg:desc>
                </draw:g>
              </table:table-cell>
              <table:table-cell office:value-type="float" office:value="4">
                <text:p>4</text:p>
                <draw:g>
                  <svg:desc>Sheet1.M17:Sheet1.M20</svg:desc>
                </draw:g>
              </table:table-cell>
              <table:table-cell office:value-type="float" office:value="1.08713058615802">
                <text:p>1.08713058615802</text:p>
                <draw:g>
                  <svg:desc>Sheet1.H17:Sheet1.H20</svg:desc>
                </draw:g>
              </table:table-cell>
              <table:table-cell office:value-type="float" office:value="4">
                <text:p>4</text:p>
                <draw:g>
                  <svg:desc>Sheet1.M24:Sheet1.M27</svg:desc>
                </draw:g>
              </table:table-cell>
              <table:table-cell office:value-type="float" office:value="1.0563940927359">
                <text:p>1.0563940927359</text:p>
                <draw:g>
                  <svg:desc>Sheet1.H24:Sheet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7746391658035">
                <text:p>1.77746391658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95096356846586">
                <text:p>1.95096356846586</text:p>
              </table:table-cell>
              <table:table-cell office:value-type="float" office:value="2">
                <text:p>2</text:p>
              </table:table-cell>
              <table:table-cell office:value-type="float" office:value="2.3649409307187">
                <text:p>2.3649409307187</text:p>
              </table:table-cell>
              <table:table-cell office:value-type="float" office:value="2">
                <text:p>2</text:p>
              </table:table-cell>
              <table:table-cell office:value-type="float" office:value="3.59995706456847">
                <text:p>3.59995706456847</text:p>
              </table:table-cell>
              <table:table-cell office:value-type="float" office:value="2">
                <text:p>2</text:p>
              </table:table-cell>
              <table:table-cell office:value-type="float" office:value="2.73076380790004">
                <text:p>2.73076380790004</text:p>
              </table:table-cell>
              <table:table-cell office:value-type="float" office:value="2">
                <text:p>2</text:p>
              </table:table-cell>
              <table:table-cell office:value-type="float" office:value="1.22190105120388">
                <text:p>1.22190105120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2187684450854">
                <text:p>2.218768445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6068290490338">
                <text:p>2.6068290490338</text:p>
              </table:table-cell>
              <table:table-cell office:value-type="float" office:value="1">
                <text:p>1</text:p>
              </table:table-cell>
              <table:table-cell office:value-type="float" office:value="6.32430005069628">
                <text:p>6.32430005069628</text:p>
              </table:table-cell>
              <table:table-cell office:value-type="float" office:value="1">
                <text:p>1</text:p>
              </table:table-cell>
              <table:table-cell office:value-type="float" office:value="10.5570671824304">
                <text:p>10.5570671824304</text:p>
              </table:table-cell>
              <table:table-cell office:value-type="float" office:value="1">
                <text:p>1</text:p>
              </table:table-cell>
              <table:table-cell office:value-type="float" office:value="6.25455431716535">
                <text:p>6.25455431716535</text:p>
              </table:table-cell>
              <table:table-cell office:value-type="float" office:value="1">
                <text:p>1</text:p>
              </table:table-cell>
              <table:table-cell office:value-type="float" office:value="1.66867912128777">
                <text:p>1.66867912128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60022044052333">
                <text:p>1.60022044052333</text:p>
              </table:table-cell>
              <table:table-cell office:value-type="float" office:value="4">
                <text:p>4</text:p>
              </table:table-cell>
              <table:table-cell office:value-type="float" office:value="1.1932655788549">
                <text:p>1.1932655788549</text:p>
              </table:table-cell>
              <table:table-cell office:value-type="float" office:value="3">
                <text:p>3</text:p>
              </table:table-cell>
              <table:table-cell office:value-type="float" office:value="1.56014719729083">
                <text:p>1.56014719729083</text:p>
              </table:table-cell>
              <table:table-cell office:value-type="float" office:value="3">
                <text:p>3</text:p>
              </table:table-cell>
              <table:table-cell office:value-type="float" office:value="1.53489177890673">
                <text:p>1.53489177890673</text:p>
              </table:table-cell>
              <table:table-cell office:value-type="float" office:value="3">
                <text:p>3</text:p>
              </table:table-cell>
              <table:table-cell office:value-type="float" office:value="1.75422634392502">
                <text:p>1.75422634392502</text:p>
              </table:table-cell>
              <table:table-cell office:value-type="float" office:value="3">
                <text:p>3</text:p>
              </table:table-cell>
              <table:table-cell office:value-type="float" office:value="1.1291383744769">
                <text:p>1.1291383744769</text:p>
              </table:table-cell>
              <table:table-cell office:value-type="float" office:value="3">
                <text:p>3</text:p>
              </table:table-cell>
              <table:table-cell office:value-type="float" office:value="1.08738874270957">
                <text:p>1.087388742709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4.952cm" svg:y="0.329cm" chart:style-name="ch2">
          <text:p>Iterative Closest Point - radius error</text:p>
        </chart:title>
        <chart:legend chart:legend-position="end" svg:x="14.423cm" svg:y="3.041cm" style:legend-expansion="high" chart:style-name="ch3"/>
        <chart:plot-area chart:style-name="ch4" table:cell-range-address="Sheet1.L3:Sheet1.L10 Sheet1.M3:Sheet1.M6 Sheet1.I3:Sheet1.I3 Sheet1.I10:Sheet1.I10 Sheet1.I31:Sheet1.I31 Sheet1.L31:Sheet1.L34 Sheet1.I38:Sheet1.I38 Sheet1.L38:Sheet1.L41 Sheet1.I46:Sheet1.I46 Sheet1.L45:Sheet1.L48 Sheet1.I17:Sheet1.I17 Sheet1.L17:Sheet1.L20 Sheet1.I24:Sheet1.I24 Sheet1.L24:Sheet1.L27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Sheet1.L7:Sheet1.L10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Sheet1.L3:Sheet1.L6" chart:label-cell-address="Sheet1.I3:Sheet1.I3" chart:class="chart:scatter">
            <chart:domain table:cell-range-address="Sheet1.M3:Sheet1.M6"/>
            <chart:data-point chart:repeated="4"/>
          </chart:series>
          <chart:series chart:style-name="ch11" chart:values-cell-range-address="Sheet1.L7:Sheet1.L10" chart:label-cell-address="Sheet1.I10:Sheet1.I10" chart:class="chart:scatter">
            <chart:domain table:cell-range-address="Sheet1.M7:Sheet1.M10"/>
            <chart:data-point chart:repeated="4"/>
          </chart:series>
          <chart:series chart:style-name="ch12" chart:values-cell-range-address="Sheet1.L31:Sheet1.L34" chart:label-cell-address="Sheet1.I31:Sheet1.I31" chart:class="chart:scatter">
            <chart:domain table:cell-range-address="Sheet1.M31:Sheet1.M34"/>
            <chart:data-point chart:repeated="4"/>
          </chart:series>
          <chart:series chart:style-name="ch13" chart:values-cell-range-address="Sheet1.L38:Sheet1.L41" chart:label-cell-address="Sheet1.I38:Sheet1.I38" chart:class="chart:scatter">
            <chart:domain table:cell-range-address="Sheet1.M38:Sheet1.M41"/>
            <chart:data-point chart:repeated="4"/>
          </chart:series>
          <chart:series chart:style-name="ch14" chart:values-cell-range-address="Sheet1.L45:Sheet1.L48" chart:label-cell-address="Sheet1.I46:Sheet1.I46" chart:class="chart:scatter">
            <chart:domain table:cell-range-address="Sheet1.M45:Sheet1.M48"/>
            <chart:data-point chart:repeated="4"/>
          </chart:series>
          <chart:series chart:style-name="ch15" chart:values-cell-range-address="Sheet1.L17:Sheet1.L20" chart:label-cell-address="Sheet1.I17:Sheet1.I17" chart:class="chart:scatter">
            <chart:domain table:cell-range-address="Sheet1.M17:Sheet1.M20"/>
            <chart:data-point chart:repeated="4"/>
          </chart:series>
          <chart:series chart:style-name="ch16" chart:values-cell-range-address="Sheet1.L24:Sheet1.L27" chart:label-cell-address="Sheet1.I24:Sheet1.I24" chart:class="chart:scatter">
            <chart:domain table:cell-range-address="Sheet1.M24:Sheet1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Sheet1.I3:Sheet1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Sheet1.I10:Sheet1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Sheet1.I31:Sheet1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Sheet1.I38:Sheet1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Sheet1.I46:Sheet1.I46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Sheet1.I17:Sheet1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Sheet1.I24:Sheet1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L7:Sheet1.L10</svg:desc>
                </draw:g>
              </table:table-cell>
              <table:table-cell office:value-type="float" office:value="4">
                <text:p>4</text:p>
                <draw:g>
                  <svg:desc>Sheet1.M3:Sheet1.M6</svg:desc>
                </draw:g>
              </table:table-cell>
              <table:table-cell office:value-type="float" office:value="2.00000000000009">
                <text:p>2.00000000000009</text:p>
                <draw:g>
                  <svg:desc>Sheet1.L3:Sheet1.L6</svg:desc>
                </draw:g>
              </table:table-cell>
              <table:table-cell office:value-type="float" office:value="NaN">
                <text:p>NaN</text:p>
                <draw:g>
                  <svg:desc>Sheet1.M7:Sheet1.M10</svg:desc>
                </draw:g>
              </table:table-cell>
              <table:table-cell office:value-type="float" office:value="NaN">
                <text:p>NaN</text:p>
                <draw:g>
                  <svg:desc>Sheet1.L7:Sheet1.L10</svg:desc>
                </draw:g>
              </table:table-cell>
              <table:table-cell office:value-type="float" office:value="4">
                <text:p>4</text:p>
                <draw:g>
                  <svg:desc>Sheet1.M31:Sheet1.M34</svg:desc>
                </draw:g>
              </table:table-cell>
              <table:table-cell office:value-type="float" office:value="20.6">
                <text:p>20.6</text:p>
                <draw:g>
                  <svg:desc>Sheet1.L31:Sheet1.L34</svg:desc>
                </draw:g>
              </table:table-cell>
              <table:table-cell office:value-type="float" office:value="4">
                <text:p>4</text:p>
                <draw:g>
                  <svg:desc>Sheet1.M38:Sheet1.M41</svg:desc>
                </draw:g>
              </table:table-cell>
              <table:table-cell office:value-type="float" office:value="21.8000000000001">
                <text:p>21.8000000000001</text:p>
                <draw:g>
                  <svg:desc>Sheet1.L38:Sheet1.L41</svg:desc>
                </draw:g>
              </table:table-cell>
              <table:table-cell office:value-type="float" office:value="4">
                <text:p>4</text:p>
                <draw:g>
                  <svg:desc>Sheet1.M45:Sheet1.M48</svg:desc>
                </draw:g>
              </table:table-cell>
              <table:table-cell office:value-type="float" office:value="29.4">
                <text:p>29.4</text:p>
                <draw:g>
                  <svg:desc>Sheet1.L45:Sheet1.L48</svg:desc>
                </draw:g>
              </table:table-cell>
              <table:table-cell office:value-type="float" office:value="4">
                <text:p>4</text:p>
                <draw:g>
                  <svg:desc>Sheet1.M17:Sheet1.M20</svg:desc>
                </draw:g>
              </table:table-cell>
              <table:table-cell office:value-type="float" office:value="21.8000000000001">
                <text:p>21.8000000000001</text:p>
                <draw:g>
                  <svg:desc>Sheet1.L17:Sheet1.L20</svg:desc>
                </draw:g>
              </table:table-cell>
              <table:table-cell office:value-type="float" office:value="4">
                <text:p>4</text:p>
                <draw:g>
                  <svg:desc>Sheet1.M24:Sheet1.M27</svg:desc>
                </draw:g>
              </table:table-cell>
              <table:table-cell office:value-type="float" office:value="14.3999999999999">
                <text:p>14.3999999999999</text:p>
                <draw:g>
                  <svg:desc>Sheet1.L24:Sheet1.L2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0.8">
                <text:p>10.8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32.5999999999999">
                <text:p>32.5999999999999</text:p>
              </table:table-cell>
              <table:table-cell office:value-type="float" office:value="2">
                <text:p>2</text:p>
              </table:table-cell>
              <table:table-cell office:value-type="float" office:value="23.4000000000001">
                <text:p>23.4000000000001</text:p>
              </table:table-cell>
              <table:table-cell office:value-type="float" office:value="2">
                <text:p>2</text:p>
              </table:table-cell>
              <table:table-cell office:value-type="float" office:value="15.3999999999999">
                <text:p>15.39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.8">
                <text:p>16.8</text:p>
              </table:table-cell>
              <table:table-cell office:value-type="float" office:value="1">
                <text:p>1</text:p>
              </table:table-cell>
              <table:table-cell office:value-type="float" office:value="42.2">
                <text:p>42.2</text:p>
              </table:table-cell>
              <table:table-cell office:value-type="float" office:value="1">
                <text:p>1</text:p>
              </table:table-cell>
              <table:table-cell office:value-type="float" office:value="27.3999999999999">
                <text:p>27.3999999999999</text:p>
              </table:table-cell>
              <table:table-cell office:value-type="float" office:value="1">
                <text:p>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3">
                <text:p>3</text:p>
              </table:table-cell>
              <table:table-cell office:value-type="float" office:value="2.20000000000007">
                <text:p>2.20000000000007</text:p>
              </table:table-cell>
              <table:table-cell office:value-type="float" office:value="4">
                <text:p>4</text:p>
              </table:table-cell>
              <table:table-cell office:value-type="float" office:value="25.2">
                <text:p>25.2</text:p>
              </table:table-cell>
              <table:table-cell office:value-type="float" office:value="3">
                <text:p>3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3">
                <text:p>3</text:p>
              </table:table-cell>
              <table:table-cell office:value-type="float" office:value="21.4000000000001">
                <text:p>21.4000000000001</text:p>
              </table:table-cell>
              <table:table-cell office:value-type="float" office:value="3">
                <text:p>3</text:p>
              </table:table-cell>
              <table:table-cell office:value-type="float" office:value="34.7999999999998">
                <text:p>34.7999999999998</text:p>
              </table:table-cell>
              <table:table-cell office:value-type="float" office:value="3">
                <text:p>3</text:p>
              </table:table-cell>
              <table:table-cell office:value-type="float" office:value="22.0000000000001">
                <text:p>22.0000000000001</text:p>
              </table:table-cell>
              <table:table-cell office:value-type="float" office:value="3">
                <text:p>3</text:p>
              </table:table-cell>
              <table:table-cell office:value-type="float" office:value="14.9999999999999">
                <text:p>14.99999999999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5.481cm" svg:y="0.336cm" chart:style-name="ch2">
          <text:p>Iterative Closest Point - standard deviation</text:p>
        </chart:title>
        <chart:legend chart:legend-position="end" svg:x="14.423cm" svg:y="3.041cm" style:legend-expansion="high" chart:style-name="ch3"/>
        <chart:plot-area chart:style-name="ch4" table:cell-range-address="Sheet1.M3:Sheet1.M6 Sheet1.I3:Sheet1.I3 Sheet1.F3:Sheet1.F10 Sheet1.I10:Sheet1.I10 Sheet1.I31:Sheet1.I31 Sheet1.F31:Sheet1.F34 Sheet1.I38:Sheet1.I38 Sheet1.F38:Sheet1.F41 Sheet1.I45:Sheet1.I45 Sheet1.F45:Sheet1.F48 Sheet1.I17:Sheet1.I17 Sheet1.F17:Sheet1.F20 Sheet1.I24:Sheet1.I24 Sheet1.F24:Sheet1.F27" chart:data-source-has-labels="row" svg:x="0.482cm" svg:y="0.037cm" svg:width="14.006cm" svg:height="9.217cm">
          <chartooo:coordinate-region svg:x="1.394cm" svg:y="0.236cm" svg:width="13cm" svg:height="8.371cm"/>
          <chart:axis chart:dimension="x" chart:name="primary-x" chart:style-name="ch5">
            <chart:title svg:x="5.844cm" svg:y="9.111cm" chart:style-name="ch6">
              <text:p>Exposure Setting</text:p>
            </chart:title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Sheet1.F3:Sheet1.F6" chart:label-cell-address="Sheet1.I3:Sheet1.I3" chart:class="chart:scatter">
            <chart:domain table:cell-range-address="Sheet1.M3:Sheet1.M6"/>
            <chart:data-point chart:repeated="4"/>
          </chart:series>
          <chart:series chart:style-name="ch11" chart:values-cell-range-address="Sheet1.F7:Sheet1.F10" chart:label-cell-address="Sheet1.I10:Sheet1.I10" chart:class="chart:scatter">
            <chart:domain table:cell-range-address="Sheet1.M7:Sheet1.M10"/>
            <chart:data-point chart:repeated="4"/>
          </chart:series>
          <chart:series chart:style-name="ch12" chart:values-cell-range-address="Sheet1.F31:Sheet1.F34" chart:label-cell-address="Sheet1.I31:Sheet1.I31" chart:class="chart:scatter">
            <chart:domain table:cell-range-address="Sheet1.M31:Sheet1.M34"/>
            <chart:data-point chart:repeated="4"/>
          </chart:series>
          <chart:series chart:style-name="ch13" chart:values-cell-range-address="Sheet1.F38:Sheet1.F41" chart:label-cell-address="Sheet1.I38:Sheet1.I38" chart:class="chart:scatter">
            <chart:domain table:cell-range-address="Sheet1.M38:Sheet1.M41"/>
            <chart:data-point chart:repeated="4"/>
          </chart:series>
          <chart:series chart:style-name="ch14" chart:values-cell-range-address="Sheet1.F45:Sheet1.F48" chart:label-cell-address="Sheet1.I45:Sheet1.I45" chart:class="chart:scatter">
            <chart:domain table:cell-range-address="Sheet1.M45:Sheet1.M48"/>
            <chart:data-point chart:repeated="4"/>
          </chart:series>
          <chart:series chart:style-name="ch15" chart:values-cell-range-address="Sheet1.F17:Sheet1.F20" chart:label-cell-address="Sheet1.I17:Sheet1.I17" chart:class="chart:scatter">
            <chart:domain table:cell-range-address="Sheet1.M17:Sheet1.M20"/>
            <chart:data-point chart:repeated="4"/>
          </chart:series>
          <chart:series chart:style-name="ch16" chart:values-cell-range-address="Sheet1.F24:Sheet1.F27" chart:label-cell-address="Sheet1.I24:Sheet1.I24" chart:class="chart:scatter">
            <chart:domain table:cell-range-address="Sheet1.M24:Sheet1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Sheet1.I3:Sheet1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Sheet1.I10:Sheet1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Sheet1.I31:Sheet1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Sheet1.I38:Sheet1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Sheet1.I45:Sheet1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Sheet1.I17:Sheet1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Sheet1.I24:Sheet1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M3:Sheet1.M6</svg:desc>
                </draw:g>
              </table:table-cell>
              <table:table-cell office:value-type="float" office:value="8.41120960009165E-017">
                <text:p>8.41120960009165E-017</text:p>
                <draw:g>
                  <svg:desc>Sheet1.F3:Sheet1.F6</svg:desc>
                </draw:g>
              </table:table-cell>
              <table:table-cell office:value-type="float" office:value="NaN">
                <text:p>NaN</text:p>
                <draw:g>
                  <svg:desc>Sheet1.M7:Sheet1.M10</svg:desc>
                </draw:g>
              </table:table-cell>
              <table:table-cell office:value-type="float" office:value="NaN">
                <text:p>NaN</text:p>
                <draw:g>
                  <svg:desc>Sheet1.F7:Sheet1.F10</svg:desc>
                </draw:g>
              </table:table-cell>
              <table:table-cell office:value-type="float" office:value="4">
                <text:p>4</text:p>
                <draw:g>
                  <svg:desc>Sheet1.M31:Sheet1.M34</svg:desc>
                </draw:g>
              </table:table-cell>
              <table:table-cell office:value-type="float" office:value="0.00540596797954986">
                <text:p>0.00540596797954986</text:p>
                <draw:g>
                  <svg:desc>Sheet1.F31:Sheet1.F34</svg:desc>
                </draw:g>
              </table:table-cell>
              <table:table-cell office:value-type="float" office:value="4">
                <text:p>4</text:p>
                <draw:g>
                  <svg:desc>Sheet1.M38:Sheet1.M41</svg:desc>
                </draw:g>
              </table:table-cell>
              <table:table-cell office:value-type="float" office:value="0.00141421356237309">
                <text:p>0.00141421356237309</text:p>
                <draw:g>
                  <svg:desc>Sheet1.F38:Sheet1.F41</svg:desc>
                </draw:g>
              </table:table-cell>
              <table:table-cell office:value-type="float" office:value="4">
                <text:p>4</text:p>
                <draw:g>
                  <svg:desc>Sheet1.M45:Sheet1.M48</svg:desc>
                </draw:g>
              </table:table-cell>
              <table:table-cell office:value-type="float" office:value="0.00478518120698407">
                <text:p>0.00478518120698407</text:p>
                <draw:g>
                  <svg:desc>Sheet1.F45:Sheet1.F48</svg:desc>
                </draw:g>
              </table:table-cell>
              <table:table-cell office:value-type="float" office:value="4">
                <text:p>4</text:p>
                <draw:g>
                  <svg:desc>Sheet1.M17:Sheet1.M20</svg:desc>
                </draw:g>
              </table:table-cell>
              <table:table-cell office:value-type="float" office:value="0.00141421356237309">
                <text:p>0.00141421356237309</text:p>
                <draw:g>
                  <svg:desc>Sheet1.F17:Sheet1.F20</svg:desc>
                </draw:g>
              </table:table-cell>
              <table:table-cell office:value-type="float" office:value="4">
                <text:p>4</text:p>
                <draw:g>
                  <svg:desc>Sheet1.M24:Sheet1.M27</svg:desc>
                </draw:g>
              </table:table-cell>
              <table:table-cell office:value-type="float" office:value="0.00239897937482095">
                <text:p>0.00239897937482095</text:p>
                <draw:g>
                  <svg:desc>Sheet1.F24:Sheet1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672794962246663">
                <text:p>0.00672794962246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537947725250363">
                <text:p>0.00537947725250363</text:p>
              </table:table-cell>
              <table:table-cell office:value-type="float" office:value="2">
                <text:p>2</text:p>
              </table:table-cell>
              <table:table-cell office:value-type="float" office:value="0.00814411017927954">
                <text:p>0.00814411017927954</text:p>
              </table:table-cell>
              <table:table-cell office:value-type="float" office:value="2">
                <text:p>2</text:p>
              </table:table-cell>
              <table:table-cell office:value-type="float" office:value="0.0117125434244398">
                <text:p>0.0117125434244398</text:p>
              </table:table-cell>
              <table:table-cell office:value-type="float" office:value="2">
                <text:p>2</text:p>
              </table:table-cell>
              <table:table-cell office:value-type="float" office:value="0.0126184186725563">
                <text:p>0.0126184186725563</text:p>
              </table:table-cell>
              <table:table-cell office:value-type="float" office:value="2">
                <text:p>2</text:p>
              </table:table-cell>
              <table:table-cell office:value-type="float" office:value="0.00197948663722157">
                <text:p>0.00197948663722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832993127835042">
                <text:p>0.00832993127835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53908463611752">
                <text:p>0.053908463611752</text:p>
              </table:table-cell>
              <table:table-cell office:value-type="float" office:value="1">
                <text:p>1</text:p>
              </table:table-cell>
              <table:table-cell office:value-type="float" office:value="0.014602208387635">
                <text:p>0.014602208387635</text:p>
              </table:table-cell>
              <table:table-cell office:value-type="float" office:value="1">
                <text:p>1</text:p>
              </table:table-cell>
              <table:table-cell office:value-type="float" office:value="0.0232721257459368">
                <text:p>0.0232721257459368</text:p>
              </table:table-cell>
              <table:table-cell office:value-type="float" office:value="1">
                <text:p>1</text:p>
              </table:table-cell>
              <table:table-cell office:value-type="float" office:value="0.0761901488088204">
                <text:p>0.0761901488088204</text:p>
              </table:table-cell>
              <table:table-cell office:value-type="float" office:value="1">
                <text:p>1</text:p>
              </table:table-cell>
              <table:table-cell office:value-type="float" office:value="0.0161422250192292">
                <text:p>0.0161422250192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14142135623731">
                <text:p>0.0014142135623731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3">
                <text:p>3</text:p>
              </table:table-cell>
              <table:table-cell office:value-type="float" office:value="0.00303045763365663">
                <text:p>0.00303045763365663</text:p>
              </table:table-cell>
              <table:table-cell office:value-type="float" office:value="3">
                <text:p>3</text:p>
              </table:table-cell>
              <table:table-cell office:value-type="float" office:value="0.00239897937482095">
                <text:p>0.00239897937482095</text:p>
              </table:table-cell>
              <table:table-cell office:value-type="float" office:value="3">
                <text:p>3</text:p>
              </table:table-cell>
              <table:table-cell office:value-type="float" office:value="0.00435187034620795">
                <text:p>0.00435187034620795</text:p>
              </table:table-cell>
              <table:table-cell office:value-type="float" office:value="3">
                <text:p>3</text:p>
              </table:table-cell>
              <table:table-cell office:value-type="float" office:value="0.00202030508910442">
                <text:p>0.00202030508910442</text:p>
              </table:table-cell>
              <table:table-cell office:value-type="float" office:value="3">
                <text:p>3</text:p>
              </table:table-cell>
              <table:table-cell office:value-type="float" office:value="1.12149461334555E-016">
                <text:p>1.12149461334555E-0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